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BE6D4F87414076A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5fe4c9" officeooo:paragraph-rsid="005fe4c9"/>
    </style:style>
    <style:style style:name="P2" style:family="paragraph" style:parent-style-name="Text_20_body">
      <style:text-properties officeooo:rsid="006e4431" officeooo:paragraph-rsid="006ec30e"/>
    </style:style>
    <style:style style:name="P3" style:family="paragraph" style:parent-style-name="Text_20_body">
      <style:text-properties officeooo:rsid="005e5980" officeooo:paragraph-rsid="005e5980"/>
    </style:style>
    <style:style style:name="P4" style:family="paragraph" style:parent-style-name="Text_20_body">
      <style:text-properties officeooo:rsid="005e5980" officeooo:paragraph-rsid="00d2a130"/>
    </style:style>
    <style:style style:name="P5" style:family="paragraph" style:parent-style-name="Text_20_body">
      <style:text-properties officeooo:rsid="000b6d09" officeooo:paragraph-rsid="000b6d09"/>
    </style:style>
    <style:style style:name="P6" style:family="paragraph" style:parent-style-name="Text_20_body">
      <style:text-properties officeooo:rsid="000b6d09" officeooo:paragraph-rsid="001ab970"/>
    </style:style>
    <style:style style:name="P7" style:family="paragraph" style:parent-style-name="Text_20_body">
      <style:text-properties officeooo:rsid="000b6d09" officeooo:paragraph-rsid="008e018e"/>
    </style:style>
    <style:style style:name="P8" style:family="paragraph" style:parent-style-name="Text_20_body">
      <style:text-properties officeooo:rsid="001ab970" officeooo:paragraph-rsid="001ab970"/>
    </style:style>
    <style:style style:name="P9" style:family="paragraph" style:parent-style-name="Text_20_body">
      <style:text-properties officeooo:rsid="006b6dd4" officeooo:paragraph-rsid="006b6dd4"/>
    </style:style>
    <style:style style:name="P10" style:family="paragraph" style:parent-style-name="Text_20_body">
      <style:text-properties officeooo:rsid="006b6dd4" officeooo:paragraph-rsid="00937a03"/>
    </style:style>
    <style:style style:name="P11" style:family="paragraph" style:parent-style-name="Text_20_body">
      <style:text-properties officeooo:rsid="002ca74a" officeooo:paragraph-rsid="00784a63"/>
    </style:style>
    <style:style style:name="P12" style:family="paragraph" style:parent-style-name="Text_20_body">
      <style:text-properties officeooo:paragraph-rsid="00784a63"/>
    </style:style>
    <style:style style:name="P13" style:family="paragraph" style:parent-style-name="Text_20_body">
      <style:text-properties officeooo:rsid="00937a03" officeooo:paragraph-rsid="00937a03"/>
    </style:style>
    <style:style style:name="P14" style:family="paragraph" style:parent-style-name="Text_20_body">
      <style:text-properties officeooo:rsid="0096bbcd" officeooo:paragraph-rsid="0096bbcd"/>
    </style:style>
    <style:style style:name="P15" style:family="paragraph" style:parent-style-name="Text_20_body">
      <style:text-properties officeooo:paragraph-rsid="0096bbcd"/>
    </style:style>
    <style:style style:name="P16" style:family="paragraph" style:parent-style-name="Text_20_body">
      <style:text-properties officeooo:rsid="0058cbdf" officeooo:paragraph-rsid="006b6dd4"/>
    </style:style>
    <style:style style:name="P17" style:family="paragraph" style:parent-style-name="Text_20_body">
      <style:text-properties officeooo:rsid="00550212" officeooo:paragraph-rsid="00550212"/>
    </style:style>
    <style:style style:name="P18" style:family="paragraph" style:parent-style-name="Text_20_body">
      <style:text-properties officeooo:paragraph-rsid="00d498e6"/>
    </style:style>
    <style:style style:name="P19" style:family="paragraph" style:parent-style-name="Text_20_body">
      <style:text-properties officeooo:rsid="0081a5b2" officeooo:paragraph-rsid="00d498e6"/>
    </style:style>
    <style:style style:name="P20" style:family="paragraph" style:parent-style-name="Text_20_body">
      <style:text-properties officeooo:rsid="0081a5b2" officeooo:paragraph-rsid="011a55d5"/>
    </style:style>
    <style:style style:name="P21" style:family="paragraph" style:parent-style-name="Text_20_body">
      <style:text-properties officeooo:rsid="00d0c704" officeooo:paragraph-rsid="00d0c704"/>
    </style:style>
    <style:style style:name="P22" style:family="paragraph" style:parent-style-name="Text_20_body">
      <style:text-properties style:text-underline-style="none" fo:font-weight="normal" officeooo:rsid="0167e3cf" officeooo:paragraph-rsid="00f88dae" style:font-weight-asian="normal" style:font-weight-complex="normal"/>
    </style:style>
    <style:style style:name="P23" style:family="paragraph" style:parent-style-name="Text_20_body">
      <style:text-properties officeooo:paragraph-rsid="00f88dae"/>
    </style:style>
    <style:style style:name="P24" style:family="paragraph" style:parent-style-name="Text_20_body">
      <style:text-properties officeooo:paragraph-rsid="00f9e004"/>
    </style:style>
    <style:style style:name="P25" style:family="paragraph" style:parent-style-name="Text_20_body">
      <style:text-properties officeooo:paragraph-rsid="00ff22af"/>
    </style:style>
    <style:style style:name="P26" style:family="paragraph" style:parent-style-name="Text_20_body">
      <style:text-properties officeooo:rsid="00ff6cf6" officeooo:paragraph-rsid="00ff6cf6"/>
    </style:style>
    <style:style style:name="P27" style:family="paragraph" style:parent-style-name="Text_20_body">
      <style:text-properties officeooo:rsid="00ff6cf6" officeooo:paragraph-rsid="011488fe"/>
    </style:style>
    <style:style style:name="P28" style:family="paragraph" style:parent-style-name="Text_20_body">
      <style:text-properties officeooo:rsid="0103acac" officeooo:paragraph-rsid="0103acac"/>
    </style:style>
    <style:style style:name="P29" style:family="paragraph" style:parent-style-name="Text_20_body">
      <style:text-properties officeooo:rsid="00ff22af" officeooo:paragraph-rsid="00ff22af" fo:background-color="transparent"/>
    </style:style>
    <style:style style:name="P30" style:family="paragraph" style:parent-style-name="Text_20_body">
      <style:text-properties officeooo:paragraph-rsid="010878a4"/>
    </style:style>
    <style:style style:name="P31" style:family="paragraph" style:parent-style-name="Text_20_body">
      <style:text-properties officeooo:rsid="010b553f" officeooo:paragraph-rsid="010b553f"/>
    </style:style>
    <style:style style:name="P32" style:family="paragraph" style:parent-style-name="Text_20_body">
      <style:text-properties officeooo:rsid="01002af7" officeooo:paragraph-rsid="010bcdda"/>
    </style:style>
    <style:style style:name="P33" style:family="paragraph" style:parent-style-name="Text_20_body">
      <style:text-properties officeooo:rsid="010bcdda" officeooo:paragraph-rsid="010bcdda"/>
    </style:style>
    <style:style style:name="P34" style:family="paragraph" style:parent-style-name="Text_20_body">
      <style:text-properties officeooo:rsid="010f1a2d" officeooo:paragraph-rsid="010f1a2d"/>
    </style:style>
    <style:style style:name="P35" style:family="paragraph" style:parent-style-name="Text_20_body">
      <style:text-properties officeooo:paragraph-rsid="0112f2a5"/>
    </style:style>
    <style:style style:name="P36" style:family="paragraph" style:parent-style-name="Text_20_body">
      <style:text-properties officeooo:rsid="0114b922" officeooo:paragraph-rsid="0114b922"/>
    </style:style>
    <style:style style:name="P37" style:family="paragraph" style:parent-style-name="Text_20_body">
      <style:text-properties officeooo:rsid="011b56e0" officeooo:paragraph-rsid="011b56e0"/>
    </style:style>
    <style:style style:name="P38" style:family="paragraph" style:parent-style-name="Text_20_body">
      <style:text-properties officeooo:rsid="011488fe" officeooo:paragraph-rsid="011b56e0"/>
    </style:style>
    <style:style style:name="P39" style:family="paragraph" style:parent-style-name="Text_20_body">
      <style:text-properties officeooo:rsid="00822b6b" officeooo:paragraph-rsid="00d498e6"/>
    </style:style>
    <style:style style:name="P40" style:family="paragraph" style:parent-style-name="Text_20_body">
      <style:text-properties officeooo:rsid="00831d64" officeooo:paragraph-rsid="00d498e6"/>
    </style:style>
    <style:style style:name="P41" style:family="paragraph" style:parent-style-name="Code">
      <style:text-properties fo:color="#0000cc"/>
    </style:style>
    <style:style style:name="P42" style:family="paragraph" style:parent-style-name="Code">
      <style:text-properties fo:color="#0000cc" fo:font-size="2pt" officeooo:rsid="006b6dd4" officeooo:paragraph-rsid="006b6dd4" style:font-size-asian="1.75pt" style:font-size-complex="2pt"/>
    </style:style>
    <style:style style:name="P43" style:family="paragraph" style:parent-style-name="Code">
      <style:text-properties fo:color="#0000ff"/>
    </style:style>
    <style:style style:name="P44" style:family="paragraph" style:parent-style-name="Code">
      <style:text-properties fo:color="#0000ff" officeooo:rsid="006b6dd4" officeooo:paragraph-rsid="006b6dd4"/>
    </style:style>
    <style:style style:name="P45" style:family="paragraph" style:parent-style-name="Code">
      <style:text-properties fo:color="#0000ff" officeooo:paragraph-rsid="00f9e004"/>
    </style:style>
    <style:style style:name="P46" style:family="paragraph" style:parent-style-name="Code">
      <style:text-properties fo:color="#0000ff" officeooo:paragraph-rsid="00f2aa68"/>
    </style:style>
    <style:style style:name="P47" style:family="paragraph" style:parent-style-name="Code">
      <style:text-properties fo:color="#0000ff" officeooo:paragraph-rsid="00f12377"/>
    </style:style>
    <style:style style:name="P48" style:family="paragraph" style:parent-style-name="Code">
      <style:text-properties fo:color="#0000ff" officeooo:paragraph-rsid="00f88dae"/>
    </style:style>
    <style:style style:name="P49" style:family="paragraph" style:parent-style-name="Code">
      <style:text-properties fo:color="#0000ff" officeooo:rsid="010bcdda" officeooo:paragraph-rsid="010bcdda"/>
    </style:style>
    <style:style style:name="P50" style:family="paragraph" style:parent-style-name="Code">
      <style:text-properties fo:color="#0000ff" officeooo:rsid="01079bc3" officeooo:paragraph-rsid="010f1a2d"/>
    </style:style>
    <style:style style:name="P51" style:family="paragraph" style:parent-style-name="Code">
      <style:text-properties fo:color="#0000ff" officeooo:rsid="0103acac" officeooo:paragraph-rsid="0103acac"/>
    </style:style>
    <style:style style:name="P52" style:family="paragraph" style:parent-style-name="Code">
      <style:text-properties fo:color="#0000ff" officeooo:rsid="0103acac" officeooo:paragraph-rsid="0105ad30"/>
    </style:style>
    <style:style style:name="P53" style:family="paragraph" style:parent-style-name="Code">
      <style:text-properties fo:color="#0000ff" officeooo:rsid="0103acac" officeooo:paragraph-rsid="01079bc3"/>
    </style:style>
    <style:style style:name="P54" style:family="paragraph" style:parent-style-name="Code">
      <style:text-properties fo:color="#0000ff" officeooo:paragraph-rsid="0112f2a5"/>
    </style:style>
    <style:style style:name="P55" style:family="paragraph" style:parent-style-name="Code">
      <style:text-properties fo:color="#0000ff" officeooo:paragraph-rsid="011488fe"/>
    </style:style>
    <style:style style:name="P56" style:family="paragraph" style:parent-style-name="Code">
      <style:text-properties style:use-window-font-color="true" officeooo:rsid="006b87cd" officeooo:paragraph-rsid="006b87cd"/>
    </style:style>
    <style:style style:name="P57" style:family="paragraph" style:parent-style-name="Code">
      <style:text-properties officeooo:paragraph-rsid="00f2aa68"/>
    </style:style>
    <style:style style:name="P58" style:family="paragraph" style:parent-style-name="Code">
      <style:text-properties officeooo:paragraph-rsid="00f88dae"/>
    </style:style>
    <style:style style:name="P59" style:family="paragraph" style:parent-style-name="Code">
      <style:text-properties officeooo:paragraph-rsid="00f9e004"/>
    </style:style>
    <style:style style:name="P60" style:family="paragraph" style:parent-style-name="Code">
      <style:text-properties officeooo:rsid="010bcdda" officeooo:paragraph-rsid="010bcdda"/>
    </style:style>
    <style:style style:name="P61" style:family="paragraph" style:parent-style-name="Code">
      <style:text-properties officeooo:paragraph-rsid="011488fe"/>
    </style:style>
    <style:style style:name="P6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9e15a8" officeooo:paragraph-rsid="009e15a8" style:font-size-asian="18pt" style:font-weight-asian="bold" style:font-size-complex="18pt" style:font-weight-complex="bold"/>
    </style:style>
    <style:style style:name="P6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6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6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6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eec2ea" style:font-size-asian="18pt" style:font-weight-asian="bold" style:font-size-complex="18pt" style:font-weight-complex="bold"/>
    </style:style>
    <style:style style:name="P6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6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7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4a13e" officeooo:paragraph-rsid="00fb6014"/>
    </style:style>
    <style:style style:name="P7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0f12377" officeooo:paragraph-rsid="010b553f"/>
    </style:style>
    <style:style style:name="P7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7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74"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75"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76" style:family="paragraph" style:parent-style-name="Table">
      <style:paragraph-properties fo:text-align="center" style:justify-single-word="false"/>
      <style:text-properties fo:font-style="normal" officeooo:rsid="008e018e" officeooo:paragraph-rsid="008e018e" style:font-style-asian="normal" style:font-style-complex="normal"/>
    </style:style>
    <style:style style:name="P77"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78"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79"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80"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81" style:family="paragraph" style:parent-style-name="Table">
      <style:paragraph-properties fo:text-align="center" style:justify-single-word="false"/>
      <style:text-properties fo:font-style="normal" officeooo:rsid="00e7b1ef" officeooo:paragraph-rsid="00e7b1ef" style:font-style-asian="normal" style:font-style-complex="normal"/>
    </style:style>
    <style:style style:name="P82"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83" style:family="paragraph" style:parent-style-name="Table">
      <style:paragraph-properties fo:text-align="center" style:justify-single-word="false"/>
      <style:text-properties officeooo:rsid="001ab970" officeooo:paragraph-rsid="001ab970"/>
    </style:style>
    <style:style style:name="P84" style:family="paragraph" style:parent-style-name="Table">
      <style:paragraph-properties fo:text-align="center" style:justify-single-word="false"/>
      <style:text-properties officeooo:rsid="000d39c5" officeooo:paragraph-rsid="001ab970"/>
    </style:style>
    <style:style style:name="P85" style:family="paragraph" style:parent-style-name="Table">
      <style:paragraph-properties fo:text-align="center" style:justify-single-word="false"/>
      <style:text-properties officeooo:rsid="000d39c5" officeooo:paragraph-rsid="00cccdbc"/>
    </style:style>
    <style:style style:name="P86" style:family="paragraph" style:parent-style-name="Table">
      <style:paragraph-properties fo:text-align="center" style:justify-single-word="false"/>
      <style:text-properties officeooo:rsid="008e9753" officeooo:paragraph-rsid="00cccdbc"/>
    </style:style>
    <style:style style:name="P87" style:family="paragraph" style:parent-style-name="Table">
      <style:text-properties officeooo:rsid="008e9753" officeooo:paragraph-rsid="008e9753"/>
    </style:style>
    <style:style style:name="P88" style:family="paragraph" style:parent-style-name="Table">
      <style:text-properties officeooo:rsid="008e9753" officeooo:paragraph-rsid="00cccdbc"/>
    </style:style>
    <style:style style:name="P89" style:family="paragraph" style:parent-style-name="Table">
      <style:text-properties officeooo:rsid="005c67cc" officeooo:paragraph-rsid="00cccdbc"/>
    </style:style>
    <style:style style:name="P90" style:family="paragraph" style:parent-style-name="Table">
      <style:text-properties officeooo:rsid="005c67cc" officeooo:paragraph-rsid="00cf9619"/>
    </style:style>
    <style:style style:name="P91" style:family="paragraph" style:parent-style-name="Preformatted_20_Text">
      <style:text-properties officeooo:rsid="00092ffa" officeooo:paragraph-rsid="006b6dd4"/>
    </style:style>
    <style:style style:name="P92"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93"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94"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95"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96"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97"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fo:font-weight="normal" officeooo:rsid="006b87cd" officeooo:paragraph-rsid="006b87cd" style:font-weight-asian="normal" style:font-weight-complex="normal"/>
    </style:style>
    <style:style style:name="P98" style:family="paragraph" style:parent-style-name="Note">
      <style:paragraph-properties fo:margin-left="1.3cm" fo:margin-right="0cm" fo:text-align="start" style:justify-single-word="false" fo:text-indent="-1.3cm" style:auto-text-indent="false">
        <style:tab-stops/>
      </style:paragraph-properties>
    </style:style>
    <style:style style:name="P99"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00" style:family="paragraph" style:parent-style-name="Text_20_body" style:master-page-name="">
      <style:paragraph-properties style:page-number="auto"/>
      <style:text-properties officeooo:rsid="006b87cd" officeooo:paragraph-rsid="006b87cd"/>
    </style:style>
    <style:style style:name="P101" style:family="paragraph" style:parent-style-name="Text_20_body" style:master-page-name="">
      <style:paragraph-properties style:page-number="auto"/>
      <style:text-properties officeooo:rsid="01079bc3" officeooo:paragraph-rsid="010f1a2d"/>
    </style:style>
    <style:style style:name="P102" style:family="paragraph" style:parent-style-name="Text_20_body" style:master-page-name="">
      <style:paragraph-properties style:page-number="auto" fo:break-before="auto" fo:break-after="auto"/>
      <style:text-properties officeooo:rsid="006b6dd4" officeooo:paragraph-rsid="009528f3"/>
    </style:style>
    <style:style style:name="P103" style:family="paragraph" style:parent-style-name="Note">
      <style:text-properties officeooo:rsid="009b4af6" officeooo:paragraph-rsid="009b4af6"/>
    </style:style>
    <style:style style:name="P104" style:family="paragraph" style:parent-style-name="Note">
      <style:text-properties officeooo:rsid="00ff6cf6" officeooo:paragraph-rsid="00ff6cf6"/>
    </style:style>
    <style:style style:name="P105" style:family="paragraph" style:parent-style-name="Note">
      <style:text-properties officeooo:rsid="00ff6cf6" officeooo:paragraph-rsid="011488fe"/>
    </style:style>
    <style:style style:name="P106" style:family="paragraph" style:parent-style-name="Note">
      <style:text-properties officeooo:paragraph-rsid="010f1a2d"/>
    </style:style>
    <style:style style:name="P107" style:family="paragraph" style:parent-style-name="Note">
      <style:text-properties officeooo:rsid="011488fe" officeooo:paragraph-rsid="011488fe"/>
    </style:style>
    <style:style style:name="P108" style:family="paragraph" style:parent-style-name="Note">
      <style:text-properties officeooo:rsid="0114b922" officeooo:paragraph-rsid="0114b922"/>
    </style:style>
    <style:style style:name="P109"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110" style:family="paragraph" style:parent-style-name="Table_20_Text">
      <style:text-properties officeooo:rsid="00cccdbc" officeooo:paragraph-rsid="00cccdbc"/>
    </style:style>
    <style:style style:name="P111" style:family="paragraph" style:parent-style-name="Table_20_Text">
      <style:text-properties officeooo:paragraph-rsid="00cccdbc"/>
    </style:style>
    <style:style style:name="P112" style:family="paragraph" style:parent-style-name="Table_20_Text">
      <style:text-properties officeooo:rsid="00cf9619" officeooo:paragraph-rsid="00cf9619"/>
    </style:style>
    <style:style style:name="P113" style:family="paragraph" style:parent-style-name="Table_20_Text">
      <style:text-properties officeooo:rsid="00eec2ea" officeooo:paragraph-rsid="00eec2ea"/>
    </style:style>
    <style:style style:name="P114" style:family="paragraph" style:parent-style-name="Table_20_Text">
      <style:text-properties officeooo:paragraph-rsid="00ed5d51"/>
    </style:style>
    <style:style style:name="P115" style:family="paragraph" style:parent-style-name="Table_20_Text">
      <style:text-properties officeooo:rsid="00fab875" officeooo:paragraph-rsid="00fab875"/>
    </style:style>
    <style:style style:name="P116" style:family="paragraph" style:parent-style-name="Table_20_Text">
      <style:text-properties officeooo:rsid="011488fe" officeooo:paragraph-rsid="011488fe"/>
    </style:style>
    <style:style style:name="P117" style:family="paragraph" style:parent-style-name="Table_20_Text">
      <style:text-properties officeooo:rsid="00ce246b" officeooo:paragraph-rsid="00ed5d51"/>
    </style:style>
    <style:style style:name="P118" style:family="paragraph" style:parent-style-name="Table_20_Text">
      <style:text-properties officeooo:rsid="0117fcd5" officeooo:paragraph-rsid="0117fcd5"/>
    </style:style>
    <style:style style:name="P119" style:family="paragraph" style:parent-style-name="Text_20_body">
      <style:paragraph-properties fo:line-height="150%" style:writing-mode="page"/>
      <style:text-properties officeooo:rsid="010f1a2d" officeooo:paragraph-rsid="010f1a2d"/>
    </style:style>
    <style:style style:name="P120" style:family="paragraph" style:parent-style-name="Table_20_index_20_1">
      <style:paragraph-properties>
        <style:tab-stops>
          <style:tab-stop style:position="17cm" style:type="right" style:leader-style="dotted" style:leader-text="."/>
        </style:tab-stops>
      </style:paragraph-properties>
    </style:style>
    <style:style style:name="P121" style:family="paragraph" style:parent-style-name="Text_20_body">
      <style:paragraph-properties fo:break-before="page"/>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5">
      <style:paragraph-properties>
        <style:tab-stops>
          <style:tab-stop style:position="15.004cm" style:type="right" style:leader-style="dotted" style:leader-text="."/>
        </style:tab-stops>
      </style:paragraph-properties>
    </style:style>
    <style:style style:name="P126" style:family="paragraph" style:parent-style-name="Contents_20_4">
      <style:paragraph-properties>
        <style:tab-stops>
          <style:tab-stop style:position="15.503cm" style:type="right" style:leader-style="dotted" style:leader-text="."/>
        </style:tab-stops>
      </style:paragraph-properties>
    </style:style>
    <style:style style:name="P12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128" style:family="paragraph" style:parent-style-name="Text_20_body" style:list-style-name="L2">
      <style:text-properties officeooo:rsid="006e4431" officeooo:paragraph-rsid="006ec30e"/>
    </style:style>
    <style:style style:name="P129" style:family="paragraph" style:parent-style-name="Text_20_body" style:list-style-name="L3">
      <style:text-properties officeooo:rsid="00ff6cf6" officeooo:paragraph-rsid="00ff6cf6"/>
    </style:style>
    <style:style style:name="P130" style:family="paragraph" style:parent-style-name="Text_20_body" style:list-style-name="L4">
      <style:text-properties officeooo:rsid="00ff6cf6" officeooo:paragraph-rsid="011488fe"/>
    </style:style>
    <style:style style:name="P131" style:family="paragraph" style:parent-style-name="Text_20_body" style:list-style-name="L3">
      <style:text-properties officeooo:rsid="01002af7" officeooo:paragraph-rsid="010bcdda"/>
    </style:style>
    <style:style style:name="P132" style:family="paragraph" style:parent-style-name="Text_20_body" style:list-style-name="L3">
      <style:text-properties officeooo:rsid="01002af7" officeooo:paragraph-rsid="01002af7"/>
    </style:style>
    <style:style style:name="P133" style:family="paragraph" style:parent-style-name="Text_20_body" style:list-style-name="L3">
      <style:text-properties officeooo:rsid="01002af7" officeooo:paragraph-rsid="011b56e0"/>
    </style:style>
    <style:style style:name="P134" style:family="paragraph" style:parent-style-name="Text_20_body" style:list-style-name="L3">
      <style:text-properties fo:color="#000000" officeooo:rsid="01017509" officeooo:paragraph-rsid="011b56e0"/>
    </style:style>
    <style:style style:name="P135" style:family="paragraph" style:parent-style-name="Text_20_body" style:list-style-name="L3">
      <style:text-properties fo:color="#000000" officeooo:rsid="01079bc3" officeooo:paragraph-rsid="01079bc3"/>
    </style:style>
    <style:style style:name="P136" style:family="paragraph" style:parent-style-name="Text_20_body" style:list-style-name="L3">
      <style:text-properties officeooo:rsid="010374e4" officeooo:paragraph-rsid="010374e4"/>
    </style:style>
    <style:style style:name="P137" style:family="paragraph" style:parent-style-name="Text_20_body" style:list-style-name=""/>
    <style:style style:name="P138" style:family="paragraph" style:parent-style-name="Text_20_body">
      <style:text-properties officeooo:rsid="011b56e0" officeooo:paragraph-rsid="011b56e0"/>
    </style:style>
    <style:style style:name="P139" style:family="paragraph" style:parent-style-name="Text_20_body">
      <style:text-properties officeooo:rsid="011d2e3b" officeooo:paragraph-rsid="011d2e3b"/>
    </style:style>
    <style:style style:name="P140" style:family="paragraph" style:parent-style-name="Text_20_body">
      <style:paragraph-properties fo:line-height="150%" style:writing-mode="page"/>
      <style:text-properties officeooo:rsid="010f1a2d" officeooo:paragraph-rsid="010f1a2d"/>
    </style:style>
    <style:style style:name="P14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142" style:family="paragraph" style:parent-style-name="Heading_20_2">
      <style:text-properties officeooo:rsid="008e018e" officeooo:paragraph-rsid="008e018e"/>
    </style:style>
    <style:style style:name="P143" style:family="paragraph" style:parent-style-name="Heading_20_2">
      <style:text-properties officeooo:rsid="00d2a130" officeooo:paragraph-rsid="00d2a130"/>
    </style:style>
    <style:style style:name="P144" style:family="paragraph" style:parent-style-name="Heading_20_2">
      <style:text-properties officeooo:paragraph-rsid="00d498e6"/>
    </style:style>
    <style:style style:name="P145" style:family="paragraph" style:parent-style-name="Heading_20_2">
      <style:text-properties officeooo:rsid="006b6dd4" officeooo:paragraph-rsid="006b6dd4"/>
    </style:style>
    <style:style style:name="P146" style:family="paragraph" style:parent-style-name="Heading_20_2">
      <style:paragraph-properties fo:break-before="page"/>
      <style:text-properties officeooo:rsid="00d8d676" officeooo:paragraph-rsid="00d8d676"/>
    </style:style>
    <style:style style:name="P147" style:family="paragraph" style:parent-style-name="Heading_20_2">
      <style:paragraph-properties fo:break-before="page"/>
      <style:text-properties officeooo:rsid="005e6573" officeooo:paragraph-rsid="00d498e6"/>
    </style:style>
    <style:style style:name="P148" style:family="paragraph" style:parent-style-name="Heading_20_1">
      <style:text-properties officeooo:rsid="005c67cc" officeooo:paragraph-rsid="00cccdbc"/>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rsid="00d2a130" officeooo:paragraph-rsid="00d2a130"/>
    </style:style>
    <style:style style:name="P151" style:family="paragraph" style:parent-style-name="Heading_20_1">
      <style:paragraph-properties fo:break-before="page"/>
      <style:text-properties officeooo:paragraph-rsid="00db8f99"/>
    </style:style>
    <style:style style:name="P152" style:family="paragraph" style:parent-style-name="Heading_20_3">
      <style:text-properties officeooo:rsid="005e5980" officeooo:paragraph-rsid="00d498e6" fo:background-color="transparent"/>
    </style:style>
    <style:style style:name="P153" style:family="paragraph" style:parent-style-name="Heading_20_3">
      <style:text-properties officeooo:rsid="0096bbcd" officeooo:paragraph-rsid="0096bbcd"/>
    </style:style>
    <style:style style:name="P154" style:family="paragraph" style:parent-style-name="Heading_20_3">
      <style:text-properties officeooo:rsid="006b6dd4" officeooo:paragraph-rsid="006b6dd4"/>
    </style:style>
    <style:style style:name="P155" style:family="paragraph" style:parent-style-name="Heading_20_3">
      <style:paragraph-properties fo:break-before="page"/>
      <style:text-properties officeooo:rsid="00f0cd16" officeooo:paragraph-rsid="00ff22af"/>
    </style:style>
    <style:style style:name="P156" style:family="paragraph" style:parent-style-name="Heading_20_3">
      <style:paragraph-properties fo:break-before="page"/>
      <style:text-properties officeooo:rsid="00f0cd16" officeooo:paragraph-rsid="00f50975"/>
    </style:style>
    <style:style style:name="P157" style:family="paragraph" style:parent-style-name="Heading_20_3" style:master-page-name="">
      <style:paragraph-properties style:page-number="auto" fo:break-before="auto" fo:break-after="auto"/>
      <style:text-properties officeooo:rsid="00f9e004" officeooo:paragraph-rsid="00f9e004"/>
    </style:style>
    <style:style style:name="P158" style:family="paragraph" style:parent-style-name="Heading_20_3" style:master-page-name="">
      <style:paragraph-properties style:page-number="auto" fo:break-before="auto" fo:break-after="auto"/>
      <style:text-properties officeooo:rsid="010d010d" officeooo:paragraph-rsid="010d010d"/>
    </style:style>
    <style:style style:name="P159" style:family="paragraph" style:parent-style-name="Heading_20_4">
      <style:text-properties officeooo:rsid="011488fe" officeooo:paragraph-rsid="011488fe"/>
    </style:style>
    <style:style style:name="P160" style:family="paragraph" style:parent-style-name="Heading_20_4">
      <style:text-properties officeooo:rsid="010d010d" officeooo:paragraph-rsid="010d010d"/>
    </style:style>
    <style:style style:name="P161" style:family="paragraph" style:parent-style-name="Heading_20_4">
      <style:text-properties officeooo:rsid="010bcdda" officeooo:paragraph-rsid="010bcdda"/>
    </style:style>
    <style:style style:name="P162" style:family="paragraph" style:parent-style-name="Heading_20_4">
      <style:text-properties officeooo:paragraph-rsid="00f9e004"/>
    </style:style>
    <style:style style:name="P163" style:family="paragraph" style:parent-style-name="Heading_20_4">
      <style:text-properties officeooo:rsid="0096bbcd" officeooo:paragraph-rsid="0096bbcd"/>
    </style:style>
    <style:style style:name="P164" style:family="paragraph" style:parent-style-name="Heading_20_4" style:list-style-name=""/>
    <style:style style:name="P165" style:family="paragraph" style:parent-style-name="Heading_20_4">
      <style:text-properties officeooo:rsid="011d2e3b" officeooo:paragraph-rsid="011d2e3b"/>
    </style:style>
    <style:style style:name="P166" style:family="paragraph" style:parent-style-name="Heading_20_4">
      <style:paragraph-properties fo:break-before="page"/>
    </style:style>
    <style:style style:name="P167" style:family="paragraph" style:parent-style-name="Heading_20_5">
      <style:text-properties officeooo:rsid="00ff22af" officeooo:paragraph-rsid="00ff22af" fo:background-color="transparent"/>
    </style:style>
    <style:style style:name="P168" style:family="paragraph" style:parent-style-name="Abbreviations" style:list-style-name="L1"/>
    <style:style style:name="P169" style:family="paragraph" style:parent-style-name="Abbreviations" style:list-style-name="L1">
      <style:text-properties officeooo:rsid="009f4844" officeooo:paragraph-rsid="009f4844"/>
    </style:style>
    <style:style style:name="P170" style:family="paragraph" style:parent-style-name="Abbreviations" style:list-style-name="L1">
      <style:text-properties officeooo:rsid="006e4431" officeooo:paragraph-rsid="006ec30e"/>
    </style:style>
    <style:style style:name="P171" style:family="paragraph" style:parent-style-name="Abbreviations" style:list-style-name="L1">
      <style:text-properties officeooo:rsid="00c46c1f" officeooo:paragraph-rsid="00c46c1f"/>
    </style:style>
    <style:style style:name="P172" style:family="paragraph" style:parent-style-name="Abbreviations" style:list-style-name="L1">
      <style:text-properties officeooo:rsid="00eec2ea" officeooo:paragraph-rsid="00eec2ea"/>
    </style:style>
    <style:style style:name="P173" style:family="paragraph" style:parent-style-name="Code">
      <style:text-properties officeooo:paragraph-rsid="01079bc3"/>
    </style:style>
    <style:style style:name="P174" style:family="paragraph" style:parent-style-name="Code">
      <style:text-properties fo:color="#0000ff" officeooo:rsid="0103acac" officeooo:paragraph-rsid="011d2e3b"/>
    </style:style>
    <style:style style:name="P175" style:family="paragraph" style:parent-style-name="Code">
      <style:text-properties fo:color="#0000ff" officeooo:rsid="0103acac" officeooo:paragraph-rsid="0103acac"/>
    </style:style>
    <style:style style:name="P176" style:family="paragraph" style:parent-style-name="Code">
      <style:text-properties fo:color="#0000ff" officeooo:rsid="011d2e3b" officeooo:paragraph-rsid="011d2e3b"/>
    </style:style>
    <style:style style:name="P177" style:family="paragraph" style:parent-style-name="Code">
      <style:text-properties fo:color="#0000ff" officeooo:rsid="011eb530" officeooo:paragraph-rsid="011eb530"/>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style:font-name="Monaco" fo:font-size="8.44999980926514pt" fo:letter-spacing="normal" fo:font-style="normal" fo:font-weight="normal"/>
    </style:style>
    <style:style style:name="T23" style:family="text">
      <style:text-properties fo:font-variant="normal" fo:text-transform="none" style:font-name="Monaco" fo:font-size="8.44999980926514pt" fo:letter-spacing="normal" fo:font-style="normal" fo:font-weight="normal" officeooo:rsid="01699e85"/>
    </style:style>
    <style:style style:name="T24" style:family="text">
      <style:text-properties fo:font-variant="normal" fo:text-transform="none" style:font-name="Monaco" fo:font-size="8.44999980926514pt" fo:letter-spacing="normal" fo:font-style="normal" fo:font-weight="normal" officeooo:rsid="01b5e03c"/>
    </style:style>
    <style:style style:name="T25" style:family="text">
      <style:text-properties fo:font-variant="normal" fo:text-transform="none" style:font-name="Monaco" fo:font-size="8.44999980926514pt" fo:letter-spacing="normal" fo:font-style="normal" fo:font-weight="normal" officeooo:rsid="01bad384"/>
    </style:style>
    <style:style style:name="T26" style:family="text">
      <style:text-properties fo:font-variant="normal" fo:text-transform="none" style:font-name="Monaco" fo:font-size="8.44999980926514pt" fo:letter-spacing="normal" fo:font-style="normal" fo:font-weight="normal" officeooo:rsid="00f9e004"/>
    </style:style>
    <style:style style:name="T27" style:family="text">
      <style:text-properties fo:font-variant="normal" fo:text-transform="none" fo:letter-spacing="normal"/>
    </style:style>
    <style:style style:name="T28" style:family="text">
      <style:text-properties fo:font-variant="normal" fo:text-transform="none" style:font-name="Arial" fo:font-size="12pt" fo:letter-spacing="normal" fo:font-style="normal" fo:font-weight="normal" style:font-size-asian="12pt" style:font-size-complex="12pt"/>
    </style:style>
    <style:style style:name="T29" style:family="text">
      <style:text-properties fo:font-variant="normal" fo:text-transform="none" style:font-name="Arial" fo:font-size="12pt" fo:letter-spacing="normal" fo:font-style="normal" fo:font-weight="normal" officeooo:rsid="01b5e03c" style:font-size-asian="12pt" style:font-size-complex="12pt"/>
    </style:style>
    <style:style style:name="T30" style:family="text">
      <style:text-properties fo:font-variant="normal" fo:text-transform="none" style:font-name="Arial" fo:font-size="12pt" fo:letter-spacing="normal" fo:font-style="normal" fo:font-weight="normal" officeooo:rsid="00f88dae" style:font-size-asian="12pt" style:font-size-complex="12pt"/>
    </style:style>
    <style:style style:name="T31" style:family="text">
      <style:text-properties fo:font-variant="normal" fo:text-transform="none" style:font-name="Arial" fo:font-size="12pt" fo:letter-spacing="normal" fo:font-style="normal" fo:font-weight="normal" officeooo:rsid="0169b4f8" style:font-size-asian="12pt" style:font-size-complex="12pt"/>
    </style:style>
    <style:style style:name="T32" style:family="text">
      <style:text-properties fo:font-variant="normal" fo:text-transform="none" fo:color="#0000ff" style:font-name="SFMono-Regular" fo:font-size="9pt" fo:letter-spacing="normal" fo:font-style="normal" fo:font-weight="normal"/>
    </style:style>
    <style:style style:name="T33" style:family="text">
      <style:text-properties style:text-position="super 58%" officeooo:rsid="01126ad1"/>
    </style:style>
    <style:style style:name="T34" style:family="text">
      <style:text-properties officeooo:rsid="0049ab07"/>
    </style:style>
    <style:style style:name="T35" style:family="text">
      <style:text-properties officeooo:rsid="005e5980"/>
    </style:style>
    <style:style style:name="T36" style:family="text">
      <style:text-properties officeooo:rsid="001ab970"/>
    </style:style>
    <style:style style:name="T37" style:family="text">
      <style:text-properties fo:font-style="normal" style:font-style-asian="normal" style:font-style-complex="normal"/>
    </style:style>
    <style:style style:name="T38" style:family="text">
      <style:text-properties fo:font-style="normal" officeooo:rsid="005e5980" style:font-style-asian="normal" style:font-style-complex="normal"/>
    </style:style>
    <style:style style:name="T39" style:family="text">
      <style:text-properties fo:font-style="normal" officeooo:rsid="00be7c3a" style:font-style-asian="normal" style:font-style-complex="normal"/>
    </style:style>
    <style:style style:name="T40" style:family="text">
      <style:text-properties fo:font-style="normal" officeooo:rsid="00e7b1ef" style:font-style-asian="normal" style:font-style-complex="normal"/>
    </style:style>
    <style:style style:name="T41" style:family="text">
      <style:text-properties fo:font-style="normal" officeooo:rsid="00f0cd16" style:font-style-asian="normal" style:font-style-complex="normal"/>
    </style:style>
    <style:style style:name="T42" style:family="text">
      <style:text-properties fo:font-style="normal" officeooo:rsid="011eb530" style:font-style-asian="normal" style:font-style-complex="normal"/>
    </style:style>
    <style:style style:name="T43" style:family="text">
      <style:text-properties fo:font-weight="normal" officeooo:rsid="006b87cd" style:font-weight-asian="normal" style:font-weight-complex="normal"/>
    </style:style>
    <style:style style:name="T44" style:family="text">
      <style:text-properties fo:font-weight="normal" officeooo:rsid="009c371f"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6b6dd4" style:font-weight-asian="bold" style:font-weight-complex="bold"/>
    </style:style>
    <style:style style:name="T47" style:family="text">
      <style:text-properties fo:font-weight="bold" officeooo:rsid="006b87cd" style:font-weight-asian="bold" style:font-weight-complex="bold"/>
    </style:style>
    <style:style style:name="T48" style:family="text">
      <style:text-properties fo:color="#0000cc"/>
    </style:style>
    <style:style style:name="T49" style:family="text">
      <style:text-properties fo:color="#0000cc" officeooo:rsid="006b87cd"/>
    </style:style>
    <style:style style:name="T50" style:family="text">
      <style:text-properties fo:color="#0000cc" style:font-name="monospace"/>
    </style:style>
    <style:style style:name="T51" style:family="text">
      <style:text-properties fo:color="#0000cc" style:font-name="monospace" fo:font-size="8pt" style:font-size-asian="8pt" style:font-size-complex="8pt"/>
    </style:style>
    <style:style style:name="T52" style:family="text">
      <style:text-properties fo:color="#0000cc" fo:background-color="#ffffff" loext:char-shading-value="0"/>
    </style:style>
    <style:style style:name="T53" style:family="text">
      <style:text-properties fo:color="#0000cc" officeooo:rsid="0112f2a5"/>
    </style:style>
    <style:style style:name="T54" style:family="text">
      <style:text-properties officeooo:rsid="0062c378"/>
    </style:style>
    <style:style style:name="T55" style:family="text">
      <style:text-properties officeooo:rsid="006b6dd4"/>
    </style:style>
    <style:style style:name="T56" style:family="text">
      <style:text-properties officeooo:rsid="006b87cd"/>
    </style:style>
    <style:style style:name="T57" style:family="text">
      <style:text-properties officeooo:rsid="006bc30e"/>
    </style:style>
    <style:style style:name="T58" style:family="text">
      <style:text-properties officeooo:rsid="006fcfd3"/>
    </style:style>
    <style:style style:name="T59" style:family="text">
      <style:text-properties officeooo:rsid="006e4431"/>
    </style:style>
    <style:style style:name="T60" style:family="text">
      <style:text-properties officeooo:rsid="007850ee"/>
    </style:style>
    <style:style style:name="T61" style:family="text">
      <style:text-properties officeooo:rsid="0081a5b2"/>
    </style:style>
    <style:style style:name="T62" style:family="text">
      <style:text-properties fo:background-color="transparent" loext:char-shading-value="0"/>
    </style:style>
    <style:style style:name="T63" style:family="text">
      <style:text-properties officeooo:rsid="006124e7" fo:background-color="transparent" loext:char-shading-value="0"/>
    </style:style>
    <style:style style:name="T64" style:family="text">
      <style:text-properties officeooo:rsid="009139b0" fo:background-color="transparent" loext:char-shading-value="0"/>
    </style:style>
    <style:style style:name="T65" style:family="text">
      <style:text-properties officeooo:rsid="0092be2a" fo:background-color="transparent" loext:char-shading-value="0"/>
    </style:style>
    <style:style style:name="T66" style:family="text">
      <style:text-properties officeooo:rsid="00ff0921" fo:background-color="transparent" loext:char-shading-value="0"/>
    </style:style>
    <style:style style:name="T67" style:family="text">
      <style:text-properties officeooo:rsid="00fee39f" fo:background-color="transparent" loext:char-shading-value="0"/>
    </style:style>
    <style:style style:name="T68" style:family="text">
      <style:text-properties officeooo:rsid="00ff22af" fo:background-color="transparent" loext:char-shading-value="0"/>
    </style:style>
    <style:style style:name="T69" style:family="text">
      <style:text-properties officeooo:rsid="010374e4" fo:background-color="transparent" loext:char-shading-value="0"/>
    </style:style>
    <style:style style:name="T70" style:family="text">
      <style:text-properties officeooo:rsid="01079bc3" fo:background-color="transparent" loext:char-shading-value="0"/>
    </style:style>
    <style:style style:name="T71" style:family="text">
      <style:text-properties officeooo:rsid="008e018e" fo:background-color="transparent" loext:char-shading-value="0"/>
    </style:style>
    <style:style style:name="T72" style:family="text">
      <style:text-properties officeooo:rsid="00937a03"/>
    </style:style>
    <style:style style:name="T73" style:family="text">
      <style:text-properties fo:color="#339966" style:font-name="monospace"/>
    </style:style>
    <style:style style:name="T74" style:family="text">
      <style:text-properties fo:color="#339966" style:font-name="monospace" fo:font-size="8pt" style:font-size-asian="8pt" style:font-size-complex="8pt"/>
    </style:style>
    <style:style style:name="T75" style:family="text">
      <style:text-properties fo:color="#339966" style:font-name="monospace" fo:font-size="8pt" fo:background-color="#ffffff" loext:char-shading-value="0" style:font-size-asian="8pt" style:font-size-complex="8pt"/>
    </style:style>
    <style:style style:name="T76" style:family="text">
      <style:text-properties fo:color="#339966" style:font-name="monospace" style:font-size-asian="10.5pt"/>
    </style:style>
    <style:style style:name="T77" style:family="text">
      <style:text-properties officeooo:rsid="0098a14c"/>
    </style:style>
    <style:style style:name="T78" style:family="text">
      <style:text-properties officeooo:rsid="009b4af6"/>
    </style:style>
    <style:style style:name="T79" style:family="text">
      <style:text-properties officeooo:rsid="00a6e8ef"/>
    </style:style>
    <style:style style:name="T80" style:family="text">
      <style:text-properties fo:color="#000000"/>
    </style:style>
    <style:style style:name="T81" style:family="text">
      <style:text-properties fo:color="#000000" officeooo:rsid="00f0cd16"/>
    </style:style>
    <style:style style:name="T82" style:family="text">
      <style:text-properties fo:color="#000000" officeooo:rsid="01017509"/>
    </style:style>
    <style:style style:name="T83" style:family="text">
      <style:text-properties fo:color="#000000" officeooo:rsid="01079bc3"/>
    </style:style>
    <style:style style:name="T84" style:family="text">
      <style:text-properties fo:color="#000000" officeooo:rsid="010bcdda"/>
    </style:style>
    <style:style style:name="T85" style:family="text">
      <style:text-properties fo:color="#000000" officeooo:rsid="0110be38"/>
    </style:style>
    <style:style style:name="T86" style:family="text">
      <style:text-properties fo:color="#000000" officeooo:rsid="010374e4"/>
    </style:style>
    <style:style style:name="T87" style:family="text">
      <style:text-properties fo:color="#000000" officeooo:rsid="011b56e0"/>
    </style:style>
    <style:style style:name="T88" style:family="text">
      <style:text-properties officeooo:rsid="00abacf4"/>
    </style:style>
    <style:style style:name="T89" style:family="text">
      <style:text-properties officeooo:rsid="00c59a62"/>
    </style:style>
    <style:style style:name="T90" style:family="text">
      <style:text-properties officeooo:rsid="00cccdbc"/>
    </style:style>
    <style:style style:name="T91" style:family="text">
      <style:text-properties officeooo:rsid="00ce246b"/>
    </style:style>
    <style:style style:name="T92" style:family="text">
      <style:text-properties officeooo:rsid="00d2a130"/>
    </style:style>
    <style:style style:name="T93" style:family="text">
      <style:text-properties officeooo:rsid="00d57432"/>
    </style:style>
    <style:style style:name="T94" style:family="text">
      <style:text-properties fo:color="#0000ff" officeooo:rsid="01079bc3"/>
    </style:style>
    <style:style style:name="T95" style:family="text">
      <style:text-properties officeooo:rsid="00e7b1ef"/>
    </style:style>
    <style:style style:name="T96" style:family="text">
      <style:text-properties officeooo:rsid="00ed5d51"/>
    </style:style>
    <style:style style:name="T97" style:family="text">
      <style:text-properties officeooo:rsid="00eec2ea"/>
    </style:style>
    <style:style style:name="T98" style:family="text">
      <style:text-properties officeooo:rsid="00eedb0b"/>
    </style:style>
    <style:style style:name="T99" style:family="text">
      <style:text-properties officeooo:rsid="00f12377"/>
    </style:style>
    <style:style style:name="T100" style:family="text">
      <style:text-properties officeooo:rsid="01b573c2"/>
    </style:style>
    <style:style style:name="T101" style:family="text">
      <style:text-properties officeooo:rsid="00f358aa"/>
    </style:style>
    <style:style style:name="T102" style:family="text">
      <style:text-properties officeooo:rsid="00f50975"/>
    </style:style>
    <style:style style:name="T103" style:family="text">
      <style:text-properties officeooo:rsid="00f87ce5"/>
    </style:style>
    <style:style style:name="T104" style:family="text">
      <style:text-properties officeooo:rsid="01b5e03c"/>
    </style:style>
    <style:style style:name="T105" style:family="text">
      <style:text-properties style:font-name="Arial" fo:font-size="12pt" style:font-size-asian="12pt" style:font-size-complex="12pt"/>
    </style:style>
    <style:style style:name="T106" style:family="text">
      <style:text-properties officeooo:rsid="00f9e004"/>
    </style:style>
    <style:style style:name="T107" style:family="text">
      <style:text-properties officeooo:rsid="010374e4"/>
    </style:style>
    <style:style style:name="T108" style:family="text">
      <style:text-properties officeooo:rsid="0105ad30"/>
    </style:style>
    <style:style style:name="T109" style:family="text">
      <style:text-properties officeooo:rsid="01079bc3"/>
    </style:style>
    <style:style style:name="T110" style:family="text">
      <style:text-properties officeooo:rsid="010d010d"/>
    </style:style>
    <style:style style:name="T111" style:family="text">
      <style:text-properties officeooo:rsid="010d375e"/>
    </style:style>
    <style:style style:name="T112" style:family="text">
      <style:text-properties officeooo:rsid="010f1a2d"/>
    </style:style>
    <style:style style:name="T113" style:family="text">
      <style:text-properties officeooo:rsid="01126ad1"/>
    </style:style>
    <style:style style:name="T114" style:family="text">
      <style:text-properties officeooo:rsid="0112f2a5"/>
    </style:style>
    <style:style style:name="T115" style:family="text">
      <style:text-properties fo:background-color="#ffffff" loext:char-shading-value="0"/>
    </style:style>
    <style:style style:name="T116" style:family="text">
      <style:text-properties officeooo:rsid="0112f2a5" fo:background-color="#ffffff" loext:char-shading-value="0"/>
    </style:style>
    <style:style style:name="T117" style:family="text">
      <style:text-properties officeooo:rsid="0116194b"/>
    </style:style>
    <style:style style:name="T118" style:family="text">
      <style:text-properties officeooo:rsid="0117fcd5"/>
    </style:style>
    <style:style style:name="T119" style:family="text">
      <style:text-properties officeooo:rsid="011a55d5"/>
    </style:style>
    <style:style style:name="T120" style:family="text">
      <style:text-properties officeooo:rsid="011b56e0"/>
    </style:style>
    <style:style style:name="T121" style:family="text">
      <style:text-properties fo:font-style="italic" style:font-style-asian="italic" style:font-style-complex="italic"/>
    </style:style>
    <style:style style:name="T122" style:family="text">
      <style:text-properties officeooo:rsid="011eb5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27">WIMBORNE MODEL TOWN</text:p>
      <text:p text:style-name="P66">DEVELOPMENT</text:p>
      <text:p text:style-name="P67">RIVER SYSTEM: INSTALLATION SPECIFICATION</text:p>
      <text:p text:style-name="P65">Issue <text:span text:style-name="T97">0.2</text:span></text:p>
      <text:p text:style-name="P62"><text:span text:style-name="T113">14</text:span><text:span text:style-name="T33">th</text:span><text:span text:style-name="T113"> May</text:span> 201<text:span text:style-name="T102">9</text:span></text:p>
      <text:p text:style-name="P63"/>
      <text:p text:style-name="P12"/>
      <text:p text:style-name="P12"/>
      <text:p text:style-name="P12"/>
      <text:p text:style-name="P12"/>
      <text:p text:style-name="P12"/>
      <text:p text:style-name="P12"><draw:frame draw:style-name="fr1"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12"/>
      <text:p text:style-name="P11"/>
      <text:p text:style-name="P11"/>
      <text:p text:style-name="P11">This work is licensed under the Creative Commons Attribution-NonCommercial-ShareAlike 4.0 International License. To view a copy of this license, visit http://creativecommons.org/licenses/by-nc-sa/4.0/.</text:p>
      <text:p text:style-name="P6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text:a xlink:type="simple" xlink:href="#__RefHeading___Toc121_2006520353" text:style-name="Index_20_Link" text:visited-style-name="Index_20_Link">1 <text:s text:c="2"/>INTRODUCTION<text:tab/>4</text:a></text:p>
          <text:p text:style-name="P123"><text:tab/><text:a xlink:type="simple" xlink:href="#__RefHeading___Toc1377_770600052" text:style-name="Index_20_Link" text:visited-style-name="Index_20_Link">1.1 <text:s text:c="2"/>Development Documents<text:tab/>4</text:a></text:p>
          <text:p text:style-name="P123"><text:tab/><text:a xlink:type="simple" xlink:href="#__RefHeading___Toc1379_770600052" text:style-name="Index_20_Link" text:visited-style-name="Index_20_Link">1.2 <text:s text:c="2"/>Referenced Documents and Resources<text:tab/>4</text:a></text:p>
          <text:p text:style-name="P122"><text:a xlink:type="simple" xlink:href="#__RefHeading___Toc1094_766398450" text:style-name="Index_20_Link" text:visited-style-name="Index_20_Link">2 <text:s text:c="2"/>ABBREVIATIONS<text:tab/>5</text:a></text:p>
          <text:p text:style-name="P122"><text:a xlink:type="simple" xlink:href="#__RefHeading___Toc3053_1846118659" text:style-name="Index_20_Link" text:visited-style-name="Index_20_Link">3 <text:s text:c="2"/>PROJECT ARCHIVES<text:tab/>5</text:a></text:p>
          <text:p text:style-name="P122"><text:a xlink:type="simple" xlink:href="#__RefHeading___Toc2665_3736940938" text:style-name="Index_20_Link" text:visited-style-name="Index_20_Link">4 <text:s text:c="2"/>SYSTEM FUNCTIONS<text:tab/>6</text:a></text:p>
          <text:p text:style-name="P123"><text:tab/><text:a xlink:type="simple" xlink:href="#__RefHeading___Toc2667_3736940938" text:style-name="Index_20_Link" text:visited-style-name="Index_20_Link">4.1 <text:s text:c="2"/>Hardware<text:tab/>6</text:a></text:p>
          <text:p text:style-name="P124"><text:a xlink:type="simple" xlink:href="#__RefHeading___Toc123_2006520353" text:style-name="Index_20_Link" text:visited-style-name="Index_20_Link">4.1.1 <text:s text:c="2"/>Installation<text:tab/>6</text:a></text:p>
          <text:p text:style-name="P124"><text:a xlink:type="simple" xlink:href="#__RefHeading___Toc3769_590468097" text:style-name="Index_20_Link" text:visited-style-name="Index_20_Link">4.1.2 <text:s text:c="2"/>Electrostatic Sensitive Devices<text:tab/>6</text:a></text:p>
          <text:p text:style-name="P124"><text:a xlink:type="simple" xlink:href="#__RefHeading___Toc2669_3736940938" text:style-name="Index_20_Link" text:visited-style-name="Index_20_Link">4.1.3 <text:s text:c="2"/>Hardware Environment<text:tab/>6</text:a></text:p>
          <text:p text:style-name="P124"><text:a xlink:type="simple" xlink:href="#__RefHeading___Toc7646_1301905370" text:style-name="Index_20_Link" text:visited-style-name="Index_20_Link">4.1.4 <text:s text:c="2"/>System Layout<text:tab/>6</text:a></text:p>
          <text:p text:style-name="P123"><text:tab/><text:a xlink:type="simple" xlink:href="#__RefHeading___Toc2671_3736940938" text:style-name="Index_20_Link" text:visited-style-name="Index_20_Link">4.2 <text:s text:c="2"/>Software<text:tab/>7</text:a></text:p>
          <text:p text:style-name="P124"><text:a xlink:type="simple" xlink:href="#__RefHeading___Toc3065_1846118659" text:style-name="Index_20_Link" text:visited-style-name="Index_20_Link">4.2.1 <text:s text:c="2"/>Software Environment<text:tab/>7</text:a></text:p>
          <text:p text:style-name="P124"><text:a xlink:type="simple" xlink:href="#__RefHeading___Toc2673_3736940938" text:style-name="Index_20_Link" text:visited-style-name="Index_20_Link">4.2.2 <text:s text:c="2"/>Development Tools<text:tab/>7</text:a></text:p>
          <text:p text:style-name="P123"><text:tab/><text:a xlink:type="simple" xlink:href="#__RefHeading___Toc2675_3736940938" text:style-name="Index_20_Link" text:visited-style-name="Index_20_Link">4.3 <text:s text:c="2"/>Detailed Description Of Software Functions<text:tab/>7</text:a></text:p>
          <text:p text:style-name="P124"><text:a xlink:type="simple" xlink:href="#__RefHeading___Toc1403_770600052" text:style-name="Index_20_Link" text:visited-style-name="Index_20_Link">4.3.1 <text:s text:c="2"/>General<text:tab/>7</text:a></text:p>
          <text:p text:style-name="P123"><text:tab/><text:a xlink:type="simple" xlink:href="#__RefHeading___Toc3073_1846118659" text:style-name="Index_20_Link" text:visited-style-name="Index_20_Link">4.4 <text:s text:c="2"/>Deployment<text:tab/>8</text:a></text:p>
          <text:p text:style-name="P124"><text:a xlink:type="simple" xlink:href="#__RefHeading___Toc3075_1846118659" text:style-name="Index_20_Link" text:visited-style-name="Index_20_Link">4.4.1 <text:s text:c="2"/>Software Environment<text:tab/>8</text:a></text:p>
          <text:p text:style-name="P126"><text:a xlink:type="simple" xlink:href="#__RefHeading___Toc9853_3975287069" text:style-name="Index_20_Link" text:visited-style-name="Index_20_Link">4.4.1.1 <text:s text:c="2"/>Prepare the Basic Installation<text:tab/>8</text:a></text:p>
          <text:p text:style-name="P126"><text:a xlink:type="simple" xlink:href="#__RefHeading___Toc9855_3975287069" text:style-name="Index_20_Link" text:visited-style-name="Index_20_Link">4.4.1.2 <text:s text:c="2"/>Initial Setup<text:tab/>8</text:a></text:p>
          <text:p text:style-name="P126"><text:a xlink:type="simple" xlink:href="#__RefHeading___Toc9857_3975287069" text:style-name="Index_20_Link" text:visited-style-name="Index_20_Link">4.4.1.3 <text:s text:c="2"/>Common Software Installation<text:tab/>9</text:a></text:p>
          <text:p text:style-name="P126"><text:a xlink:type="simple" xlink:href="#__RefHeading___Toc9859_3975287069" text:style-name="Index_20_Link" text:visited-style-name="Index_20_Link">4.4.1.4 <text:s text:c="2"/>Additional Network Configuration<text:tab/>9</text:a></text:p>
          <text:p text:style-name="P125"><text:a xlink:type="simple" xlink:href="#__RefHeading___Toc8260_3736940938" text:style-name="Index_20_Link" text:visited-style-name="Index_20_Link">4.4.1.4.1 <text:s text:c="2"/>Setup a Static IP Address<text:tab/>9</text:a></text:p>
          <text:p text:style-name="P124"><text:a xlink:type="simple" xlink:href="#__RefHeading___Toc9861_3975287069" text:style-name="Index_20_Link" text:visited-style-name="Index_20_Link">4.4.2 <text:s text:c="2"/>Prepare SD Cards for Specific Pis<text:tab/>10</text:a></text:p>
          <text:p text:style-name="P126"><text:a xlink:type="simple" xlink:href="#__RefHeading___Toc1649_2246724683" text:style-name="Index_20_Link" text:visited-style-name="Index_20_Link">4.4.2.1 <text:s text:c="2"/>Expand the SD Card<text:tab/>10</text:a></text:p>
          <text:p text:style-name="P126"><text:a xlink:type="simple" xlink:href="#__RefHeading___Toc9863_3975287069" text:style-name="Index_20_Link" text:visited-style-name="Index_20_Link">4.4.2.2 <text:s text:c="2"/>Update the Static IP Address<text:tab/>10</text:a></text:p>
          <text:p text:style-name="P126"><text:a xlink:type="simple" xlink:href="#__RefHeading___Toc9865_3975287069" text:style-name="Index_20_Link" text:visited-style-name="Index_20_Link">4.4.2.3 <text:s text:c="2"/>Adding the Software Framework<text:tab/>10</text:a></text:p>
          <text:p text:style-name="P125"><text:a xlink:type="simple" xlink:href="#__RefHeading___Toc9867_3975287069" text:style-name="Index_20_Link" text:visited-style-name="Index_20_Link">4.4.2.3.1 <text:s text:c="2"/>Making the SD Card Read-Only<text:tab/>10</text:a></text:p>
          <text:p text:style-name="P124"><text:a xlink:type="simple" xlink:href="#__RefHeading___Toc4067_263565794" text:style-name="Index_20_Link" text:visited-style-name="Index_20_Link">4.4.3 <text:s text:c="2"/>Additional Sump Pi Configuration<text:tab/>11</text:a></text:p>
          <text:p text:style-name="P126"><text:a xlink:type="simple" xlink:href="#__RefHeading___Toc9869_3975287069" text:style-name="Index_20_Link" text:visited-style-name="Index_20_Link">4.4.3.1 <text:s text:c="2"/>Setting the Hostname<text:tab/>11</text:a></text:p>
          <text:p text:style-name="P126"><text:a xlink:type="simple" xlink:href="#__RefHeading___Toc8555_3444733738" text:style-name="Index_20_Link" text:visited-style-name="Index_20_Link">4.4.3.2 <text:s text:c="2"/>Time Synchronisation<text:tab/>11</text:a></text:p>
          <text:p text:style-name="P126"><text:a xlink:type="simple" xlink:href="#__RefHeading___Toc8557_3444733738" text:style-name="Index_20_Link" text:visited-style-name="Index_20_Link">4.4.3.3 <text:s text:c="2"/>Autostart of the Sump Pi Software<text:tab/>11</text:a></text:p>
          <text:p text:style-name="P124"><text:a xlink:type="simple" xlink:href="#__RefHeading___Toc8559_3444733738" text:style-name="Index_20_Link" text:visited-style-name="Index_20_Link">4.4.4 <text:s text:c="2"/>Butts Pi(s) Configuration<text:tab/>12</text:a></text:p>
          <text:p text:style-name="P126"><text:a xlink:type="simple" xlink:href="#__RefHeading___Toc9871_3975287069" text:style-name="Index_20_Link" text:visited-style-name="Index_20_Link">4.4.4.1 <text:s text:c="2"/>Time Synchronisation<text:tab/>12</text:a></text:p>
          <text:p text:style-name="P126"><text:a xlink:type="simple" xlink:href="#__RefHeading___Toc3207_1846118659" text:style-name="Index_20_Link" text:visited-style-name="Index_20_Link">4.4.4.2 <text:s text:c="2"/>Autostart of the Butts Pi Software<text:tab/>12</text:a></text:p>
          <text:p text:style-name="P124"><text:a xlink:type="simple" xlink:href="#__RefHeading___Toc8561_3444733738" text:style-name="Index_20_Link" text:visited-style-name="Index_20_Link">4.4.5 <text:s text:c="2"/>Gate Pi(s) Configuration<text:tab/>12</text:a></text:p>
          <text:p text:style-name="P126"><text:a xlink:type="simple" xlink:href="#__RefHeading___Toc9873_3975287069" text:style-name="Index_20_Link" text:visited-style-name="Index_20_Link">4.4.5.1 <text:s text:c="2"/>Time Synchronisation<text:tab/>12</text:a></text:p>
          <text:p text:style-name="P126"><text:a xlink:type="simple" xlink:href="#__RefHeading___Toc3207_18461186591" text:style-name="Index_20_Link" text:visited-style-name="Index_20_Link">4.4.5.2 <text:s text:c="2"/>Autostart of the Gate Pi Software<text:tab/>12</text:a></text:p>
          <text:p text:style-name="P122"><text:a xlink:type="simple" xlink:href="#__RefHeading___Toc8262_3736940938" text:style-name="Index_20_Link" text:visited-style-name="Index_20_Link">5 <text:s text:c="2"/></text:a><text:a xlink:type="simple" xlink:href="#__RefHeading___Toc8262_3736940938" text:style-name="Index_20_Link" text:visited-style-name="Index_20_Link"><text:span text:style-name="T37">GENERAL MAINTENANCE </text:span></text:a><text:a xlink:type="simple" xlink:href="#__RefHeading___Toc8262_3736940938" text:style-name="Index_20_Link" text:visited-style-name="Index_20_Link"><text:span text:style-name="T37">ACTIVITIES</text:span></text:a><text:a xlink:type="simple" xlink:href="#__RefHeading___Toc8262_3736940938" text:style-name="Index_20_Link" text:visited-style-name="Index_20_Link"><text:tab/>13</text:a></text:p>
          <text:p text:style-name="P123"><text:tab/><text:a xlink:type="simple" xlink:href="#__RefHeading___Toc3209_1846118659" text:style-name="Index_20_Link" text:visited-style-name="Index_20_Link">5.1 <text:s text:c="2"/>Backing Up and Restoring SD Cards<text:tab/>13</text:a></text:p>
          <text:p text:style-name="P124"><text:a xlink:type="simple" xlink:href="#__RefHeading___Toc1421_770600052" text:style-name="Index_20_Link" text:visited-style-name="Index_20_Link">5.1.1 <text:s text:c="2"/>Backing Up<text:tab/>13</text:a></text:p>
          <text:p text:style-name="P126"><text:a xlink:type="simple" xlink:href="#__RefHeading___Toc1423_770600052" text:style-name="Index_20_Link" text:visited-style-name="Index_20_Link">5.1.1.1 <text:s text:c="2"/>From Within Raspbian<text:tab/>13</text:a></text:p>
          <text:p text:style-name="P126"><text:soft-page-break/><text:a xlink:type="simple" xlink:href="#__RefHeading___Toc3211_1846118659" text:style-name="Index_20_Link" text:visited-style-name="Index_20_Link">5.1.1.2 <text:s text:c="2"/>From a Linux Computer<text:tab/>13</text:a></text:p>
          <text:p text:style-name="P125"><text:a xlink:type="simple" xlink:href="#__RefHeading___Toc1425_770600052" text:style-name="Index_20_Link" text:visited-style-name="Index_20_Link">5.1.1.2.1 <text:s text:c="2"/>Identify the Device<text:tab/>13</text:a></text:p>
          <text:p text:style-name="P125"><text:a xlink:type="simple" xlink:href="#__RefHeading___Toc3213_1846118659" text:style-name="Index_20_Link" text:visited-style-name="Index_20_Link">5.1.1.2.2 <text:s text:c="2"/>Writing an Image<text:tab/>14</text:a></text:p>
          <text:p text:style-name="P124"><text:a xlink:type="simple" xlink:href="#__RefHeading___Toc3215_1846118659" text:style-name="Index_20_Link" text:visited-style-name="Index_20_Link">5.1.2 <text:s text:c="2"/>Restoring<text:tab/>14</text:a></text:p>
          <text:p text:style-name="P126"><text:a xlink:type="simple" xlink:href="#__RefHeading___Toc1427_770600052" text:style-name="Index_20_Link" text:visited-style-name="Index_20_Link">5.1.2.1 <text:s text:c="2"/>Using Etcher<text:tab/>14</text:a></text:p>
          <text:p text:style-name="P126"><text:a xlink:type="simple" xlink:href="#__RefHeading___Toc1429_770600052" text:style-name="Index_20_Link" text:visited-style-name="Index_20_Link">5.1.2.2 <text:s text:c="2"/>From a Linux Computer<text:tab/>14</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20">Table 1.1: Related Documents - Development<text:tab/>4</text:p>
          <text:p text:style-name="P120">Table 1.2: Related Documents -River System Project<text:tab/>4</text:p>
        </text:index-body>
      </text:table-index>
      <text:p text:style-name="Text_20_body"><text:bookmark-start text:name="__RefHeading___Toc1092_766398450"/><text:bookmark-end text:name="__RefHeading___Toc1092_766398450"/></text:p>
      <text:h text:style-name="P149" text:outline-level="1"><text:bookmark-start text:name="__RefHeading___Toc121_2006520353"/>INTRODUCTION<text:bookmark-end text:name="__RefHeading___Toc121_2006520353"/></text:h>
      <text:p text:style-name="P5">This <text:span text:style-name="T35">specification</text:span> <text:span text:style-name="T34">provides information for future developers of the River Control System at Wimborne Model Town</text:span>.</text:p>
      <text:p text:style-name="P8"><text:span text:style-name="T34">Where possible, the system has been designed to be as easy as possible to operate, maintain and upgrade</text:span>.</text:p>
      <text:p text:style-name="P17"><text:span text:style-name="T38">This document should be read in conjunction with the </text:span><text:span text:style-name="T40">Design Specification and the </text:span><text:span text:style-name="T38">User Manual</text:span><text:span text:style-name="T37">.</text:span></text:p>
      <text:h text:style-name="P142" text:outline-level="2"><text:bookmark-start text:name="__RefHeading___Toc1377_770600052"/>Development Documents<text:bookmark-end text:name="__RefHeading___Toc1377_770600052"/></text:h>
      <text:p text:style-name="P6"><text:span text:style-name="T36">The following documents were generated as part of this development</text:span>.</text:p>
      <text:p text:style-name="Table">Table <text:sequence text:ref-name="refTable0" text:name="Table" text:formula="ooow:Table+1" style:num-format="1">1.1</text:sequence>: Related Documents - <text:span text:style-name="T96">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84">No</text:p>
          </table:table-cell>
          <table:table-cell table:style-name="Table10.A1" office:value-type="string">
            <text:p text:style-name="P87">Document</text:p>
          </table:table-cell>
          <table:table-cell table:style-name="Table10.C1" office:value-type="string">
            <text:p text:style-name="P83">Iss</text:p>
          </table:table-cell>
        </table:table-row>
        <table:table-row>
          <table:table-cell table:style-name="Table10.A2" office:value-type="string">
            <text:p text:style-name="P75">1</text:p>
          </table:table-cell>
          <table:table-cell table:style-name="Table10.A2" office:value-type="string">
            <text:p text:style-name="P77">Wimborne Model Town – <text:span text:style-name="T97">River System</text:span> - Requirements</text:p>
          </table:table-cell>
          <table:table-cell table:style-name="Table10.C2" office:value-type="string">
            <text:p text:style-name="P76">?</text:p>
          </table:table-cell>
        </table:table-row>
        <table:table-row>
          <table:table-cell table:style-name="Table10.A2" office:value-type="string">
            <text:p text:style-name="P74">2</text:p>
          </table:table-cell>
          <table:table-cell table:style-name="Table10.A2" office:value-type="string">
            <text:p text:style-name="P78">Wimborne Model Town – <text:span text:style-name="T97">River System</text:span> - <text:span text:style-name="T60">Design</text:span></text:p>
          </table:table-cell>
          <table:table-cell table:style-name="Table10.C2" office:value-type="string">
            <text:p text:style-name="P81">?</text:p>
          </table:table-cell>
        </table:table-row>
        <table:table-row>
          <table:table-cell table:style-name="Table10.A2" office:value-type="string">
            <text:p text:style-name="P80">3</text:p>
          </table:table-cell>
          <table:table-cell table:style-name="Table10.A2" office:value-type="string">
            <text:p text:style-name="P78">Wimborne Model Town – <text:span text:style-name="T97">River System</text:span> – <text:span text:style-name="T35">User Manual</text:span></text:p>
          </table:table-cell>
          <table:table-cell table:style-name="Table10.C2" office:value-type="string">
            <text:p text:style-name="P81">?</text:p>
          </table:table-cell>
        </table:table-row>
        <table:table-row>
          <table:table-cell table:style-name="Table10.A2" office:value-type="string">
            <text:p text:style-name="P82">4</text:p>
          </table:table-cell>
          <table:table-cell table:style-name="Table10.A2" office:value-type="string">
            <text:p text:style-name="P79">Wimborne Model Town – <text:span text:style-name="T97">River System</text:span> – <text:span text:style-name="T101">Software Design Specification</text:span></text:p>
          </table:table-cell>
          <table:table-cell table:style-name="Table10.C2" office:value-type="string">
            <text:p text:style-name="P81">?</text:p>
          </table:table-cell>
        </table:table-row>
      </table:table>
      <text:p text:style-name="Text_20_body"/>
      <text:h text:style-name="P142" text:outline-level="2"><text:bookmark-start text:name="__RefHeading___Toc1379_770600052"/>Referenced Documents and Resources<text:bookmark-end text:name="__RefHeading___Toc1379_770600052"/></text:h>
      <text:p text:style-name="P7"><text:span text:style-name="T36">The following documents and resources are useful for supporting development</text:span>.</text:p>
      <text:p text:style-name="P90">Table <text:sequence text:ref-name="refTable1" text:name="Table" text:formula="ooow:Table+1" style:num-format="1">1.2</text:sequence>: Related Documents -<text:span text:style-name="T90">River System Project</text:span></text:p>
      <text:p text:style-name="P89"/>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5">No</text:p>
            </table:table-cell>
            <table:table-cell table:style-name="Table2.A1" office:value-type="string">
              <text:p text:style-name="P88">Resource</text:p>
            </table:table-cell>
            <table:table-cell table:style-name="Table2.C1" office:value-type="string">
              <text:p text:style-name="P86">Ref</text:p>
            </table:table-cell>
          </table:table-row>
        </table:table-header-rows>
        <table:table-row>
          <table:table-cell table:style-name="Table2.A2" office:value-type="string">
            <text:p text:style-name="P111">1</text:p>
          </table:table-cell>
          <table:table-cell table:style-name="Table2.A2" office:value-type="string">
            <text:p text:style-name="P111">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11">2</text:p>
          </table:table-cell>
          <table:table-cell table:style-name="Table2.A2" office:value-type="string">
            <text:p text:style-name="P111">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11">3</text:p>
          </table:table-cell>
          <table:table-cell table:style-name="Table2.A2" office:value-type="string">
            <text:p text:style-name="P111">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11">4</text:p>
          </table:table-cell>
          <table:table-cell table:style-name="Table2.A2" office:value-type="string">
            <text:p text:style-name="P118">Deleted</text:p>
          </table:table-cell>
          <table:table-cell table:style-name="Table2.C2" office:value-type="string">
            <text:p text:style-name="Table_20_Text"/>
          </table:table-cell>
        </table:table-row>
        <text:soft-page-break/>
        <table:table-row>
          <table:table-cell table:style-name="Table2.A2" office:value-type="string">
            <text:p text:style-name="P111">5</text:p>
          </table:table-cell>
          <table:table-cell table:style-name="Table2.A2" office:value-type="string">
            <text:p text:style-name="P115">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11">6</text:p>
          </table:table-cell>
          <table:table-cell table:style-name="Table2.A2" office:value-type="string">
            <text:p text:style-name="P111"><text:span text:style-name="T118">Make the SD Card</text:span>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11">7</text:p>
          </table:table-cell>
          <table:table-cell table:style-name="Table2.A2" office:value-type="string">
            <text:p text:style-name="P111">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12">8</text:p>
          </table:table-cell>
          <table:table-cell table:style-name="Table2.A2" office:value-type="string">
            <text:p text:style-name="P110">GitLab Project – <text:span text:style-name="T97">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13">9</text:p>
          </table:table-cell>
          <table:table-cell table:style-name="Table2.A2" office:value-type="string">
            <text:p text:style-name="P114">Etcher – <text:span text:style-name="T91">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13">10</text:p>
          </table:table-cell>
          <table:table-cell table:style-name="Table2.A2" office:value-type="string">
            <text:p text:style-name="P117">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116">11</text:p>
          </table:table-cell>
          <table:table-cell table:style-name="Table2.A2" office:value-type="string">
            <text:p text:style-name="P116">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148" text:outline-level="1"><text:bookmark-start text:name="__RefHeading___Toc1094_766398450"/>ABBREVIATIONS<text:bookmark-end text:name="__RefHeading___Toc1094_766398450"/></text:h>
      <text:list xml:id="list1324380752" text:style-name="L1">
        <text:list-item>
          <text:p text:style-name="P169">AP<text:tab/>-<text:tab/>Access Point</text:p>
        </text:list-item>
        <text:list-item>
          <text:p text:style-name="P170">ESD<text:tab/>-<text:tab/>Electrostatic Sensitive Device</text:p>
        </text:list-item>
        <text:list-item>
          <text:p text:style-name="P171">GPIO<text:tab/>-<text:tab/>General Purpose Input / Output</text:p>
        </text:list-item>
        <text:list-item>
          <text:p text:style-name="P168"><text:span text:style-name="T35">IDE</text:span><text:tab/>-<text:tab/><text:span text:style-name="T35">Integrated Development Environment</text:span></text:p>
        </text:list-item>
        <text:list-item>
          <text:p text:style-name="P172">PCB<text:tab/>-<text:tab/> Printed Circuit Board</text:p>
        </text:list-item>
      </text:list>
      <text:h text:style-name="Heading_20_1" text:outline-level="1"><text:bookmark-start text:name="__RefHeading___Toc3053_1846118659"/>PROJECT ARCHIVE<text:span text:style-name="T93">S</text:span><text:bookmark-end text:name="__RefHeading___Toc3053_1846118659"/></text:h>
      <text:p text:style-name="P1">A copy of all project documentation, code and software environments may be found <text:span text:style-name="T3">at the relevant GitLab Project, (see References </text:span><text:span text:style-name="T71">1.2.1.8</text:span><text:span text:style-name="T3">)</text:span>.</text:p>
      <text:p text:style-name="Standard"/>
      <text:h text:style-name="P150" text:outline-level="1"><text:bookmark-start text:name="__RefHeading___Toc2665_3736940938"/><text:span text:style-name="T97">SYSTEM</text:span> FUNCTIONS<text:bookmark-end text:name="__RefHeading___Toc2665_3736940938"/></text:h>
      <text:h text:style-name="P143"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92">stallation</text:span><text:bookmark-end text:name="__RefHeading___Toc123_2006520353"/></text:h>
      <text:p text:style-name="P3">Installation of the hardware is <text:span text:style-name="T3">covered in the User Manual</text:span> and this document is confined to <text:span text:style-name="T54">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99"><text:span text:style-name="T59">CAUTION<text:tab/>Electronic devices used in the system are </text:span>sensitive <text:span text:style-name="T59">to static electricity</text:span>. <text:s/>Precautions should be <text:span text:style-name="T59">taken</text:span> when handling the<text:span text:style-name="T59">se</text:span> device<text:span text:style-name="T59">s</text:span> in order to prevent permanent damage.</text:p>
      <text:p text:style-name="P2">The Raspberry Pi<text:span text:style-name="T97">s</text:span> and the <text:span text:style-name="T97">other Printed Circuit Boards (PCBs)</text:span> contain devices that <text:span text:style-name="T88">can</text:span> be damaged if they <text:span text:style-name="T58">are exposed to</text:span> static electricity. <text:s/>Static Electricity is readily generated when people walk over dry floors, rub against furniture or simply rub <text:span text:style-name="T58">against </text:span>their clothing. <text:s/>Although rarely noticed, the level generated is sufficient to damage devices if precautions are not taken. <text:s/>It is <text:span text:style-name="T58">therefore</text:span> recommended that <text:span text:style-name="T58">no work be undertaken on these devices without taking one of the following actions</text:span>:</text:p>
      <text:list xml:id="list266767683" text:style-name="L2">
        <text:list-item>
          <text:p text:style-name="P128">If possible an ESD workstation be employed. <text:s/>An ESD workstation includes an Antistatic Mat, a conductive wrist band and a means of earthing the mat and band, usually via a three-pin mains plug with a resistive earth pin.</text:p>
        </text:list-item>
        <text:list-item>
          <text:p text:style-name="P128">It is recognised that the WM<text:span text:style-name="T89">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19">The hardware in this system was developed and assembled before final debugging was carried out, since this proved to be <text:span text:style-name="T95">the only </text:span>feasible <text:span text:style-name="T95">method </text:span>in the time available. <text:s/>However, this is not essential, and a breadboard <text:span text:style-name="T98">and local Ethernet</text:span> could be employed for future enhancements.</text:p>
      <text:h text:style-name="Heading_20_3" text:outline-level="3"><text:bookmark-start text:name="__RefHeading___Toc7646_1301905370"/>System Layout<text:bookmark-end text:name="__RefHeading___Toc7646_1301905370"/></text:h>
      <text:p text:style-name="P3"><text:span text:style-name="T54">Full details of the physical and electrical layout of the system may be found in </text:span>the User Manual.</text:p>
      <text:p text:style-name="Text_20_body"/>
      <text:h text:style-name="P146"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21">Much of the development of the software for the <text:span text:style-name="T98">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98">Zeros,</text:span> running the Raspbian Operating System, w<text:span text:style-name="T98">ere</text:span> used for <text:span text:style-name="T98">final</text:span> development, <text:span text:style-name="T98">with a Pi 3 being used for initial coding</text:span>.</text:p>
      <text:h text:style-name="Heading_20_3" text:outline-level="3"><text:bookmark-start text:name="__RefHeading___Toc2673_3736940938"/>Development Tools<text:bookmark-end text:name="__RefHeading___Toc2673_3736940938"/></text:h>
      <text:p text:style-name="P4">Raspbian includes all of the tools necessary to write and <text:span text:style-name="T61">develop</text:span> the program. <text:s/><text:span text:style-name="T119">Much of the o</text:span>riginal development was carried out using the <text:span text:style-name="T61">IDLE</text:span> I<text:span text:style-name="T3">ntegrated </text:span>D<text:span text:style-name="T3">evelopment </text:span>E<text:span text:style-name="T3">nvironment</text:span>, <text:span text:style-name="T61">but</text:span> <text:span text:style-name="T61">other development toolsets such as Thonny or Eclipse may be used if desired.</text:span></text:p>
      <text:h text:style-name="P144" text:outline-level="2"><text:bookmark-start text:name="__RefHeading___Toc2675_3736940938"/><text:span text:style-name="T119">Detailed </text:span>Description Of Software Functions<text:bookmark-end text:name="__RefHeading___Toc2675_3736940938"/></text:h>
      <text:p text:style-name="P20">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39">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40">Similarly, the RPi.GPIO Library was used to control the input and output functions and a series of Tutorials may be found at Alex Eames site (Reference 1.2.3).</text:p>
      <text:h text:style-name="P147" text:outline-level="2"><text:bookmark-start text:name="__RefHeading___Toc3073_1846118659"/>Deployment<text:bookmark-end text:name="__RefHeading___Toc3073_1846118659"/></text:h>
      <text:h text:style-name="P152" text:outline-level="3"><text:bookmark-start text:name="__RefHeading___Toc3075_1846118659"/>Software Environment<text:bookmark-end text:name="__RefHeading___Toc3075_1846118659"/></text:h>
      <text:p text:style-name="P25"><text:span text:style-name="T64">The deployed image on the SD Card is </text:span><text:span text:style-name="T66">Raspbian Lite</text:span><text:span text:style-name="T64">, run in ‘read-only root’ mode</text:span><text:span text:style-name="T63">. <text:s/></text:span><text:span text:style-name="T64">Details of how </text:span><text:span text:style-name="T68">to prepare the SD Card for deployment are given below. <text:s/>The Initial Setup stage is easiest to perform if a separate PC is used.</text:span></text:p>
      <text:h text:style-name="Heading_20_4" text:outline-level="4"><text:bookmark-start text:name="__RefHeading___Toc9853_3975287069"/>Prepare the Basic Installation<text:bookmark-end text:name="__RefHeading___Toc9853_3975287069"/></text:h>
      <text:p text:style-name="P25"><text:span text:style-name="T68">Download the appropriate version of </text:span><text:span text:style-name="T66">Raspbian Lite </text:span><text:span text:style-name="T68">from </text:span><text:a xlink:type="simple" xlink:href="https://www.raspberrypi.org/downloads/raspbian/" text:style-name="Internet_20_link" text:visited-style-name="Visited_20_Internet_20_Link"><text:span text:style-name="T62">https://www.raspberrypi.org/downloads/raspbian/</text:span></text:a><text:span text:style-name="T68"> and unzip the image using the host PC’s native tool. <text:s/>Burn the image file to an 8 GB SD Card </text:span><text:span text:style-name="T70">(using an appropriate adaptor) </text:span><text:span text:style-name="T68">as described in Section 5 below. <text:s/></text:span><text:span text:style-name="T70">Remove the SD Card from the PC.</text:span></text:p>
      <text:h text:style-name="Heading_20_4" text:outline-level="4"><text:bookmark-start text:name="__RefHeading___Toc9855_3975287069"/>Initial Setup<text:bookmark-end text:name="__RefHeading___Toc9855_3975287069"/></text:h>
      <text:p text:style-name="P29">Insert the SD Card into a Raspberry Pi computer and apply power.</text:p>
      <text:p text:style-name="P98"><text:span text:style-name="T45">Note:</text:span><text:tab/>Any Raspberry Pi will do for this and <text:span text:style-name="T109">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04">Type the following at the command line:</text:p>
      <text:p text:style-name="P43">sudo raspi-config</text:p>
      <text:p text:style-name="Code"/>
      <text:p text:style-name="P26">Using raspi-config’s menu items setup the following:</text:p>
      <text:list xml:id="list2573168201" text:style-name="L3">
        <text:list-item>
          <text:p text:style-name="P129">Change the password to ‘river17’.</text:p>
        </text:list-item>
        <text:list-item>
          <text:p text:style-name="P131"><text:span text:style-name="T82">If a plugin WiFi adaptor is being used during this process, then </text:span><text:span text:style-name="T84">e</text:span><text:span text:style-name="T80">nter ‘Network Options’ </text:span><text:span text:style-name="T84">and </text:span><text:span text:style-name="T82">setup the SSID and Passphrase.</text:span></text:p>
        </text:list-item>
        <text:list-item>
          <text:p text:style-name="P132"><text:span text:style-name="T82">Enter ‘Boot Options’ and </text:span><text:span text:style-name="T83">s</text:span><text:span text:style-name="T80">et the Pi to boot into the CLI and automatically log in to the Pi User.</text:span></text:p>
        </text:list-item>
        <text:list-item>
          <text:p text:style-name="P133"><text:span text:style-name="T81">U</text:span><text:span text:style-name="T82">nder ‘Localisation Options’, check that:</text:span></text:p>
          <text:list>
            <text:list-item>
              <text:p text:style-name="P133"><text:span text:style-name="T87">T</text:span><text:span text:style-name="T82">he ‘Locale’ and ‘Keyboard’ settings match the </text:span><text:span text:style-name="T85">keyboard type that is intended to be used for the River System</text:span><text:span text:style-name="T82"> setup.</text:span></text:p>
            </text:list-item>
            <text:list-item>
              <text:p text:style-name="P134">If a plugin WiFi adaptor is being used during this process, then setup the WiFi Channel.</text:p>
            </text:list-item>
            <text:list-item>
              <text:p text:style-name="P133"><text:span text:style-name="T82"><text:s text:c="2"/></text:span><text:span text:style-name="T84">In the </text:span><text:span text:style-name="T82">‘Timezone’ </text:span><text:span text:style-name="T84">setting, select ‘UTC’</text:span><text:span text:style-name="T82">.</text:span></text:p>
            </text:list-item>
          </text:list>
        </text:list-item>
        <text:list-item>
          <text:p text:style-name="P136"><text:span text:style-name="T82">U</text:span><text:span text:style-name="T80">nder Interfacing Options’, enable ‘SSH’ and ‘I2C’.</text:span></text:p>
        </text:list-item>
        <text:list-item>
          <text:p text:style-name="P135">Select ‘Finish’ and ‘Reboot’.</text:p>
        </text:list-item>
      </text:list>
      <text:p text:style-name="P107"><text:span text:style-name="T45">Note:</text:span><text:tab/>Do NOT <text:span text:style-name="T86">expand the SD Card </text:span><text:span text:style-name="T80">at this stage</text:span><text:span text:style-name="T86">.</text:span></text:p>
      <text:h text:style-name="P166" text:outline-level="4"><text:bookmark-start text:name="__RefHeading___Toc9857_3975287069"/>Common Software Installation<text:bookmark-end text:name="__RefHeading___Toc9857_3975287069"/></text:h>
      <text:p text:style-name="P28">Use the following command to install the additional Python modules needed for execution of the Software Framework:</text:p>
      <text:p text:style-name="P51">sudo apt-get <text:span text:style-name="T108">update</text:span></text:p>
      <text:p text:style-name="P51">sudo apt-get <text:span text:style-name="T108">upgrade</text:span></text:p>
      <text:p text:style-name="P174">sudo apt-get <text:span text:style-name="T112">install rdate</text:span></text:p>
      <text:p text:style-name="P51">sudo apt-get install <text:span text:style-name="T108">RPi.GPIO</text:span></text:p>
      <text:p text:style-name="P52">sudo apt-get install <text:span text:style-name="T108">python3</text:span></text:p>
      <text:p text:style-name="P53">sudo apt-get install <text:span text:style-name="T108">python3-pip</text:span></text:p>
      <text:p text:style-name="P173"><text:span text:style-name="T94">pip3 install </text:span><text:span text:style-name="T32">adafruit-circuitpython-ads1x15</text:span></text:p>
      <text:p text:style-name="P119"/>
      <text:p text:style-name="P119">Shutdown the Pi:</text:p>
      <text:p text:style-name="P50">sudo shutdown now</text:p>
      <text:p text:style-name="P106"/>
      <text:p text:style-name="P101">Remove power from the Pi and remove the SD Card.</text:p>
      <text:p text:style-name="P33">Backup the SD Card, as described in Section 5.1, <text:span text:style-name="T110">g</text:span>iv<text:span text:style-name="T110">ing</text:span> the image <text:span text:style-name="T110">file</text:span> the name:</text:p>
      <text:p text:style-name="P49">YYYY-MM-DD_River_System_Base_SD-Card.img</text:p>
      <text:p text:style-name="P60"/>
      <text:p text:style-name="P37"/>
      <text:p text:style-name="P37">This ‘Base’ image subsequently be used to create SD Card for specific Pis.</text:p>
      <text:h text:style-name="P158" text:outline-level="3"><text:bookmark-start text:name="__RefHeading___Toc9861_3975287069"/>Prepare SD Cards for Specific Pis<text:bookmark-end text:name="__RefHeading___Toc9861_3975287069"/></text:h>
      <text:p text:style-name="P38">For this this point onwards, it is assumed that all the preceding steps in Section 4.4.1 above have been carried out or that the SD Card image created <text:span text:style-name="T120">at an earlier time </text:span>has been used to create the new SD Card.</text:p>
      <text:h text:style-name="P159" text:outline-level="4"><text:bookmark-start text:name="__RefHeading___Toc1649_2246724683"/>Expand the SD Card<text:bookmark-end text:name="__RefHeading___Toc1649_2246724683"/></text:h>
      <text:p text:style-name="P105">Type the following at the command line:</text:p>
      <text:p text:style-name="P55">sudo raspi-config</text:p>
      <text:p text:style-name="P61"/>
      <text:p text:style-name="P27">Using raspi-config’s menu items setup the following:</text:p>
      <text:list xml:id="list2332822207" text:style-name="L4">
        <text:list-item>
          <text:p text:style-name="P130">Under ‘Advanced Options’, expand the SD Card.</text:p>
        </text:list-item>
      </text:list>
      <text:h text:style-name="P164" text:outline-level="4">4.4.1.4 Additional Network Configuration</text:h>
      <text:h text:style-name="P137" text:outline-level="4">In the final deployment there may be no DHCP server available, so each Pi has been given a static IP Address. <text:s/>Reference 1.2.5 provides a method of doing this on a Raspberry Pi and the following sections detail the procedure.</text:h>
      <text:h text:style-name="P137" text:outline-level="4">4.4.1.4.1 Setup a Static IP Address</text:h>
      <text:h text:style-name="P137" text:outline-level="4"><text:soft-page-break/>To set a static IP address, enter a shell and type:</text:h>
      <text:p text:style-name="Code">sudo nano /etc/dhcpcd.conf</text:p>
      <text:h text:style-name="P137" text:outline-level="4"/>
      <text:h text:style-name="P137" text:outline-level="4">At the bottom of the file add:</text:h>
      <text:p text:style-name="Code">interface eth0</text:p>
      <text:p text:style-name="Code">static ip_address=192.168.0.2/24</text:p>
      <text:p text:style-name="Code">static routers=192.168.0.254</text:p>
      <text:p text:style-name="Code">static domain_name_servers=192.168.0.1</text:p>
      <text:h text:style-name="P137" text:outline-level="4"/>
      <text:h text:style-name="P137" text:outline-level="4">Save the changes (Crtl O, &lt;Enter&gt;, Ctrl X).</text:h>
      <text:h text:style-name="P137" text:outline-level="4">Note:<text:tab/>In the example above, the allocated IP Address applies to sumppi. <text:s/>Remote Pis will have their static IP Address updated during the specific configurations described below.</text:h>
      <text:h text:style-name="P166" text:outline-level="4"><text:bookmark-start text:name="__RefHeading___Toc9863_3975287069"/><text:span text:style-name="T112">Update the</text:span> <text:span text:style-name="T79">Static IP Address</text:span><text:bookmark-end text:name="__RefHeading___Toc9863_3975287069"/></text:h>
      <text:p text:style-name="P34">Using the procedure given in Section 4.4.1 above, update the Pi’s IP Address to match the device being configured.</text:p>
      <text:p text:style-name="P34">A full list of assigned IP Addresses may be found in Reference 1.1.4 and the auto-generated software documentation, under ‘config.py’.</text:p>
      <text:h text:style-name="P160" text:outline-level="4"><text:bookmark-start text:name="__RefHeading___Toc9865_3975287069"/>Adding the Software Framework<text:bookmark-end text:name="__RefHeading___Toc9865_3975287069"/></text:h>
      <text:p text:style-name="P30"><text:span text:style-name="T109">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09">https://gitlab.com/wmtprojectsteam/rivercontrolsystem/tree/master</text:span></text:a><text:span text:style-name="T109">. <text:s/>This may be done in a number of ways and if the git repository is already installed on the PC, and up to date with the referenced repository, then the ‘</text:span>rivercontrolsystem<text:span text:style-name="T109">‘ directory may be copied directly to the ‘pi’ directory on the SD Card (plugged into an adaptor). <text:s/>Alternatively, the code may be downloaded from the referenced site, unzipped and copied in the same way.</text:span></text:p>
      <text:h text:style-name="P167" text:outline-level="5"><text:bookmark-start text:name="__RefHeading___Toc9867_3975287069"/>Making the SD Card Read-Only<text:bookmark-end text:name="__RefHeading___Toc9867_3975287069"/></text:h>
      <text:p text:style-name="P25"><text:span text:style-name="T69">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64"> may be done </text:span><text:span text:style-name="T69">using the procedure in</text:span><text:span text:style-name="T64"> </text:span><text:span text:style-name="T65">the </text:span><text:span text:style-name="T67">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p text:style-name="Text_20_body"/>
      <text:h text:style-name="P155" text:outline-level="3"><text:bookmark-start text:name="__RefHeading___Toc4067_263565794"/><text:span text:style-name="T107">Additional </text:span>S<text:span text:style-name="T102">ump</text:span> Pi <text:span text:style-name="T102">Configuration</text:span><text:bookmark-end text:name="__RefHeading___Toc4067_263565794"/></text:h>
      <text:h text:style-name="P161" text:outline-level="4"><text:bookmark-start text:name="__RefHeading___Toc9869_3975287069"/>Setting the Hostname<text:bookmark-end text:name="__RefHeading___Toc9869_3975287069"/></text:h>
      <text:p text:style-name="P32"><text:span text:style-name="T120">Run ‘raspi-config’, e</text:span>nter ‘Network Options’, and set the hostname to <text:span text:style-name="T80">‘</text:span><text:span text:style-name="T81">sumppi’</text:span><text:span text:style-name="T82">.</text:span></text:p>
      <text:h text:style-name="Heading_20_4" text:outline-level="4"><text:bookmark-start text:name="__RefHeading___Toc8555_3444733738"/>Time <text:span text:style-name="T100">Synchronisation</text:span><text:bookmark-end text:name="__RefHeading___Toc8555_3444733738"/></text:h>
      <text:p text:style-name="P72">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69">Edit the file /boot/config.txt <text:span text:style-name="T103">and </text:span>add the following line:</text:p>
      <text:p text:style-name="P43">dtoverlay=i2c-rtc,pcf2127</text:p>
      <text:p text:style-name="Code"/>
      <text:p text:style-name="P68">After restarting, the RasClock should be recognised and can be controlled with the hwclock command.</text:p>
      <text:p text:style-name="P68">Edit the file /lib/udev/hwclock-set</text:p>
      <text:p text:style-name="P68">Comment out or remove the three lines</text:p>
      <text:p text:style-name="P43">if [ -e /run/sadaystemd/system ] ; then</text:p>
      <text:p text:style-name="P43"><text:s text:c="4"/>exit 0</text:p>
      <text:p text:style-name="P43">fi</text:p>
      <text:p text:style-name="Code"/>
      <text:p text:style-name="P68">Comment out or remove the two lines which contain –systz</text:p>
      <text:h text:style-name="P165" text:outline-level="4">Installation and Configuration of Software Specific to SumpPi</text:h>
      <text:p text:style-name="P139">In a shell issue the following command:</text:p>
      <text:p text:style-name="P174">sudo apt-get <text:span text:style-name="T112">install xinetd</text:span></text:p>
      <text:p text:style-name="P176">sudo <text:span text:style-name="T122">nano </text:span><text:span text:style-name="T37">etc/</text:span><text:span text:style-name="T42">xinetd.d/time</text:span></text:p>
      <text:p text:style-name="P176"><text:span text:style-name="T42"/></text:p>
      <text:p text:style-name="P177"><text:span text:style-name="T42">I</text:span><text:span text:style-name="T37">n two places, change ‘disabled=yes’ to ‘disabled=no’</text:span></text:p>
      <text:h text:style-name="Heading_20_4" text:outline-level="4"><text:bookmark-start text:name="__RefHeading___Toc8557_3444733738"/>Autostart of <text:span text:style-name="T106">the Sump Pi</text:span> Software<text:bookmark-end text:name="__RefHeading___Toc8557_3444733738"/></text:h>
      <text:p text:style-name="P22">After boot up, the <text:span text:style-name="T104">relevant </text:span>program is launched by including the following code in .bashrc for the Pi user:</text:p>
      <text:p text:style-name="P48">if [ $(tty) == /dev/tty1 ]; then</text:p>
      <text:p text:style-name="P48"><text:span text:style-name="T22"><text:tab/></text:span><text:span text:style-name="T23">cd rivercontrolsystem</text:span><text:line-break/><text:span text:style-name="T27"><text:tab/></text:span><text:span text:style-name="T22">./</text:span><text:span text:style-name="T25">main</text:span><text:span text:style-name="T22">.py</text:span></text:p>
      <text:p text:style-name="P48">fi</text:p>
      <text:p text:style-name="P58"/>
      <text:p text:style-name="P23"><text:span text:style-name="T105">Where </text:span><text:span text:style-name="T28">&lt;</text:span><text:span text:style-name="T29">ID</text:span><text:span text:style-name="T28">&gt; is the </text:span><text:span text:style-name="T29">identity</text:span><text:span text:style-name="T28"> of the </text:span><text:span text:style-name="T29">Pi as given in Table 2 </text:span><text:span text:style-name="T30">of Reference 1.1.4</text:span><text:span text:style-name="T31">.</text:span></text:p>
      <text:p text:style-name="P73">This will ensure that the program is only ever launched once and prevents subsequent logins via SSH from starting a new instance.</text:p>
      <text:p text:style-name="Text_20_body"><text:soft-page-break/></text:p>
      <text:h text:style-name="P156" text:outline-level="3"><text:bookmark-start text:name="__RefHeading___Toc8559_3444733738"/><text:span text:style-name="T102">Butts</text:span> Pi<text:span text:style-name="T102">(s)</text:span> <text:span text:style-name="T102">Configuration</text:span><text:bookmark-end text:name="__RefHeading___Toc8559_3444733738"/></text:h>
      <text:h text:style-name="Heading_20_4" text:outline-level="4"><text:bookmark-start text:name="__RefHeading___Toc9871_3975287069"/>Time Synchronisation<text:bookmark-end text:name="__RefHeading___Toc9871_3975287069"/></text:h>
      <text:p text:style-name="P70"><text:span text:style-name="T99"><text:s/>T</text:span>o synchronise <text:span text:style-name="T111">the</text:span> local clock to the Real Time Clock installed in sumppi, us<text:span text:style-name="T111">e</text:span> the following code in rc.local:</text:p>
      <text:p text:style-name="P47">echo "Wait for master to start" </text:p>
      <text:p text:style-name="P47">sleep 30</text:p>
      <text:p text:style-name="P47"/>
      <text:p text:style-name="P47">rdate -v 192.168.0.2</text:p>
      <text:h text:style-name="P162" text:outline-level="4"><text:bookmark-start text:name="__RefHeading___Toc3207_1846118659"/>Autostart of <text:span text:style-name="T106">the Butts Pi</text:span> Software<text:bookmark-end text:name="__RefHeading___Toc3207_1846118659"/></text:h>
      <text:p text:style-name="P18"><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46">if [ $(tty) == /dev/tty1 ]; then</text:p>
      <text:p text:style-name="P46"><text:span text:style-name="T22"><text:tab/></text:span><text:span text:style-name="T23">cd rivercontrolsystem</text:span><text:line-break/><text:span text:style-name="T27"><text:tab/></text:span><text:span text:style-name="T22">./</text:span><text:span text:style-name="T26">universal_monitor.py</text:span><text:span text:style-name="T22"> </text:span><text:span text:style-name="T23">--id "</text:span><text:span text:style-name="T24">ID</text:span><text:span text:style-name="T23">"</text:span></text:p>
      <text:p text:style-name="P46">fi</text:p>
      <text:p text:style-name="P57"/>
      <text:p text:style-name="P31">Where ‘ID’ is the Device Name as detailed in Reference 1.1.4.</text:p>
      <text:h text:style-name="P157" text:outline-level="3"><text:bookmark-start text:name="__RefHeading___Toc8561_3444733738"/>Gate Pi(s) Configuration<text:bookmark-end text:name="__RefHeading___Toc8561_3444733738"/></text:h>
      <text:h text:style-name="Heading_20_4" text:outline-level="4"><text:bookmark-start text:name="__RefHeading___Toc9873_3975287069"/>Time Synchronisation<text:bookmark-end text:name="__RefHeading___Toc9873_3975287069"/></text:h>
      <text:p text:style-name="P71">To synchronise <text:span text:style-name="T111">the</text:span> local clock to the Real Time Clock installed in sumppi, us<text:span text:style-name="T111">e </text:span>the same code as for the other client Pis, as detailed above.</text:p>
      <text:h text:style-name="P162" text:outline-level="4"><text:bookmark-start text:name="__RefHeading___Toc3207_18461186591"/>Autostart of <text:span text:style-name="T106">the Gate Pi</text:span> Software<text:bookmark-end text:name="__RefHeading___Toc3207_18461186591"/></text:h>
      <text:p text:style-name="P24"><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45">if [ $(tty) == /dev/tty1 ]; then</text:p>
      <text:p text:style-name="P45"><text:span text:style-name="T22"><text:tab/></text:span><text:span text:style-name="T23">cd rivercontrolsystem</text:span><text:line-break/><text:span text:style-name="T27"><text:tab/></text:span><text:span text:style-name="T22">./</text:span><text:span text:style-name="T26">gate_valve.py</text:span><text:span text:style-name="T22"> </text:span><text:span text:style-name="T23">--id "</text:span><text:span text:style-name="T24">ID</text:span><text:span text:style-name="T23">"</text:span></text:p>
      <text:p text:style-name="P45">fi</text:p>
      <text:p text:style-name="P59"/>
      <text:p text:style-name="P31">Where ‘ID’ is the Device Name as detailed in Reference 1.1.4.</text:p>
      <text:h text:style-name="P151" text:outline-level="1"><text:bookmark-start text:name="__RefHeading___Toc8262_3736940938"/><text:span text:style-name="T41">GENERAL MAINTENANCE </text:span><text:span text:style-name="T39">ACTIVITIES</text:span><text:bookmark-end text:name="__RefHeading___Toc8262_3736940938"/></text:h>
      <text:h text:style-name="P145" text:outline-level="2"><text:bookmark-start text:name="__RefHeading___Toc3209_1846118659"/>Backing Up and Restoring SD Cards<text:bookmark-end text:name="__RefHeading___Toc3209_1846118659"/></text:h>
      <text:p text:style-name="P13">There are several methods of backing up SD Cards. <text:s/>Two are described below:</text:p>
      <text:h text:style-name="P153"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13">Boot the system in the normal way, but interrupt execution of the minster_bells program by pressing CTRL-C several times. <text:s/>Start the Pixel Desktop by typing ‘startx’ at the prompt and pressing &lt;RET&gt;.</text:p>
      <text:p text:style-name="P10"><text:span text:style-name="T72">Once the desktop is running, i</text:span>nsert <text:span text:style-name="T72">a blank</text:span> SD Card into a USB <text:span text:style-name="T56">to SD Card </text:span>adaptor <text:span text:style-name="T72">and select Accessories – SD Card Copier from the main Menu. <text:s/>Follow the on-screen instructions.</text:span></text:p>
      <text:p text:style-name="P103"><text:span text:style-name="T45">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9"><text:span text:style-name="T56">In order to carry out this operation, it is necessary to identify the mounted SD Card. <text:s/></text:span>Insert the SD Card into a USB <text:span text:style-name="T56">to SD Card </text:span>adaptor, but do not plug it into the Linux machine yet.</text:p>
      <text:p text:style-name="P9">Issue the following command in a shell:</text:p>
      <text:p text:style-name="P44">df -h</text:p>
      <text:p text:style-name="P42"/>
      <text:p text:style-name="P109"><text:span text:style-name="T75">Filesystem      Size  Used Avail Use% Mounted on </text:span><text:span text:style-name="T74"><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76"> </text:span><text:span text:style-name="T73"><text:line-break/></text:span></text:p>
      <text:p text:style-name="P102">Insert the SD Card into a USB slot and re-issue the df command.</text:p>
      <text:p text:style-name="P43">df -h</text:p>
      <text:p text:style-name="P109"><text:span text:style-name="T73"><text:line-break/></text:span><text:span text:style-name="T74">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text:span><text:soft-page-break/><text:span text:style-name="T74">/dev/sdc2       6.8G  5.4G  1.1G  84% /media/terry/7f593562-9f68-4bb9-a7c9-2b70ad620873 <text:line-break/>/dev/sdc1        63M   21M   43M  34% /media/terry/boot</text:span><text:span text:style-name="T51"> </text:span><text:span text:style-name="T50"><text:line-break/></text:span></text:p>
      <text:p text:style-name="P100">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55">To backup up an SD Card in Linux, issue</text:span> the following <text:span text:style-name="T55">commands in a shell </text:span>to backup <text:span text:style-name="T55">an</text:span> SD card:</text:p>
      <text:p text:style-name="Code"><text:s text:c="2"/><text:span text:style-name="T48">sudo dd if=/dev/sd</text:span><text:span text:style-name="T49">c</text:span><text:span text:style-name="T48"> of=~/SDCardBackup.img</text:span></text:p>
      <text:p text:style-name="P91"><text:s text:c="4"/></text:p>
      <text:p text:style-name="P92"><text:span text:style-name="T45">Note</text:span><text:span text:style-name="T46">1</text:span><text:span text:style-name="T45">:</text:span><text:tab/><text:span text:style-name="T55">The source of the backup, (in the example sdc) should be changed to suit the Linux installation in use.</text:span></text:p>
      <text:p text:style-name="P93"><text:span text:style-name="T46">Note2:</text:span><text:span text:style-name="T55"><text:tab/>The destination may be anywhere on the Linux installation and it is suggested that the filename reflects the contents and the date of the backup.</text:span></text:p>
      <text:p text:style-name="P93"><text:span text:style-name="T46">Note 3:</text:span><text:span text:style-name="T55"><text:tab/>The dd command does not show any feedback so wait until the command prompt re-appears.</text:span></text:p>
      <text:p text:style-name="P94">Note 4:<text:tab/>After the backup is completed, the image may be compressed if desired, using the ‘zip’ utility. <text:s/>(This is not installed by default on many Linux systems.) <text:s/>Compress the image using the following command:</text:p>
      <text:p text:style-name="P54"><text:span text:style-name="T115">zip </text:span><text:span text:style-name="T52">SDCardBackup</text:span><text:span text:style-name="T115">.zip </text:span><text:span text:style-name="T52">SDCardBackup</text:span><text:span text:style-name="T115">.im</text:span><text:span text:style-name="T116">g</text:span></text:p>
      <text:p text:style-name="P54"/>
      <text:p text:style-name="P35">Where the <text:span text:style-name="T114">filename of the zipped up file and the original image reflect the date and content of the image, eg: zip </text:span><text:span text:style-name="T53">2019-05-01_V4_Gate_Valve_Backup.zip 2019-05-01_V4_Gate_Valve_Backup.img.</text:span></text:p>
      <text:h text:style-name="P154" text:outline-level="3"><text:bookmark-start text:name="__RefHeading___Toc3215_1846118659"/>Restoring<text:bookmark-end text:name="__RefHeading___Toc3215_1846118659"/></text:h>
      <text:p text:style-name="P36">There are several ways to restore an image that was previously backed-up.</text:p>
      <text:p text:style-name="P108"><text:span text:style-name="T114">N</text:span>ote:<text:tab/>If the original image has been expanded within Raspbian, it is likely that it will not fit onto the SD Card. <text:s/>Images may be shrunk using the procedure detailed on Reference <text:span text:style-name="T117">1.2.11.</text:span></text:p>
      <text:h text:style-name="P163" text:outline-level="4"><text:bookmark-start text:name="__RefHeading___Toc1427_770600052"/>Using Etcher<text:bookmark-end text:name="__RefHeading___Toc1427_770600052"/></text:h>
      <text:p text:style-name="P14"><text:a xlink:type="simple" xlink:href="https://etcher.io/" text:style-name="Internet_20_link" text:visited-style-name="Visited_20_Internet_20_Link">Etcher</text:a> is a cross-platform graphical SD Card writing tool which takes much of the <text:span text:style-name="T78">complexity</text:span> out of writing an image to an SD Card. <text:s/>The tool may be downloaded from the Etcher Website.</text:p>
      <text:h text:style-name="P163" text:outline-level="4"><text:bookmark-start text:name="__RefHeading___Toc1429_770600052"/>From a Linux Computer<text:bookmark-end text:name="__RefHeading___Toc1429_770600052"/></text:h>
      <text:p text:style-name="P15"><text:span text:style-name="T56">After establishing the identity</text:span> <text:span text:style-name="T56">of the</text:span> device <text:span text:style-name="T56">it</text:span> need<text:span text:style-name="T56">s</text:span> <text:span text:style-name="T56">be</text:span> unmount<text:span text:style-name="T56">ed. <text:s/>However, this must be done partition by partition by</text:span> us<text:span text:style-name="T56">ing</text:span> the partition number as well. <text:s/><text:span text:style-name="T56">Issue the following commands for each partition</text:span>:</text:p>
      <text:p text:style-name="P41">sudo umount /dev/sd<text:span text:style-name="T56">c</text:span>1</text:p>
      <text:p text:style-name="P41">sudo umount /dev/sd<text:span text:style-name="T56">c</text:span>2</text:p>
      <text:p text:style-name="P41"/>
      <text:p text:style-name="P56">etc….</text:p>
      <text:p text:style-name="P91"/>
      <text:p text:style-name="Text_20_body"/>
      <text:p text:style-name="P121"><text:span text:style-name="T56">W</text:span>rite the original image to the SD <text:span text:style-name="T56">Card</text:span>:</text:p>
      <text:p text:style-name="P41">sudo dd bs=4M if=~/SDCardBackup.img of=/dev/sd<text:span text:style-name="T56">c</text:span></text:p>
      <text:p text:style-name="P91"/>
      <text:p text:style-name="P95"><text:span text:style-name="T47">Note1:<text:tab/></text:span>The bs=4M option sets the 'block size' on the SD card to 4Meg. <text:s/>If you get any warnings, then change this to 1M instead, but that will take a little longer to write.</text:p>
      <text:p text:style-name="P96"><text:span text:style-name="T47">Note2:</text:span><text:span text:style-name="T43"><text:tab/>Wait until the command completes </text:span><text:span text:style-name="T44">because ‘dd’ provides no feedback on progress</text:span><text:span text:style-name="T43">.</text:span></text:p>
      <text:p text:style-name="P97"/>
      <text:p text:style-name="Text_20_body"/>
      <text:p text:style-name="Text_20_body">Before ejecting the SD card, <text:span text:style-name="T56">ensure </text:span>that <text:span text:style-name="T56">the</text:span> Linux <text:span text:style-name="T56">machine</text:span> has completed writing to it <text:span text:style-name="T57">by issuing</text:span> the command:</text:p>
      <text:p text:style-name="P41">sudo sync </text:p>
      <text:p text:style-name="P16"/>
      <text:p text:style-name="P16">See <text:a xlink:type="simple" xlink:href="http://thepihut.com/blogs/raspberry-pi-tutorials/17789160-backing-up-and-restoring-your-raspberry-pis-sd-card" text:style-name="Internet_20_link" text:visited-style-name="Visited_20_Internet_20_Link"><text:span text:style-name="T77">The Pi Hut</text:span></text:a> <text:span text:style-name="T57">for more information, including details of how to backup and restore SD cards on Windows or a Macinto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style:paragraph-properties fo:margin-left="0cm" fo:margin-right="0cm" fo:margin-top="0cm" fo:margin-bottom="0.101cm" loext:contextual-spacing="false" fo:line-height="100%" fo:text-indent="0cm" style:auto-text-indent="false">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style:tab-stops>
          <style:tab-stop style:position="3cm"/>
        </style:tab-stops>
      </style:paragraph-properties>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17</text:page-number> <text:span text:style-name="MT2">Of </text:span><text:span text:style-name="MT2"><text:page-count>17</text:page-count></text:span><text:a xlink:type="simple" xlink:href="#__RefHeading___Toc3207_1846118659" text:style-name="Internet_20_link" text:visited-style-name="Visited_20_Internet_20_Link">Butts</text:a></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5-14T13:22:46.439297408</dc:date>
    <meta:editing-duration>PT23H13M43S</meta:editing-duration>
    <meta:editing-cycles>126</meta:editing-cycles>
    <meta:generator>LibreOffice/6.2.2.2$Linux_X86_64 LibreOffice_project/20$Build-2</meta:generator>
    <dc:title>WMR Lighting Installation</dc:title>
    <dc:creator>Terry Coles</dc:creator>
    <meta:printed-by>Terry Coles</meta:printed-by>
    <meta:print-date>2019-05-09T14:12:01.385614872</meta:print-date>
    <meta:document-statistic meta:table-count="2" meta:image-count="1" meta:object-count="0" meta:page-count="17" meta:paragraph-count="305" meta:word-count="3098" meta:character-count="19557" meta:non-whitespace-character-count="16372"/>
  </office:meta>
</office:document-meta>
</file>